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UTH Off, FLA Def" table:style-name="ta1"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1st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=IF(E1="","",IF(K1="x","d",IF(K1="p","d",IF(AJ1="o","o",IF(E1="1st",AK1,IF(E1="2nd",AL1,AJ1))))))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t</text:p>
          </table:table-cell>
          <table:table-cell office:value-type="string"/>
          <table:table-cell office:value-type="string"/>
          <table:table-cell office:value-type="string">
            <text:p>=IF(G1="?",CONCAT(AQ1,"Q ",AR1,":",TEXT(AS1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1="t","o",IF(E2="1st","o","d"))</text:p>
          </table:table-cell>
          <table:table-cell office:value-type="string">
            <text:p>=IF((F1-F2)&lt;=1,"d",IF((F1-F2)&gt;F1/3,"o","d"))</text:p>
          </table:table-cell>
          <table:table-cell office:value-type="string">
            <text:p>=IF((F1-F2)&lt;=1,"d",IF((F1-F2)&gt;=F1/2,"o","d"))</text:p>
          </table:table-cell>
          <table:table-cell office:value-type="string"/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/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70</text:p>
          </table:table-cell>
          <table:table-cell office:value-type="string"/>
          <table:table-cell office:value-type="string">
            <text:p>70</text:p>
          </table:table-cell>
          <table:table-cell office:value-type="string">
            <text:p>Passing Touchdown</text:p>
          </table:table-cell>
          <table:table-cell office:value-type="string">
            <text:p>Money Parks 70 Yd pass from Bryson Barnes (Cole Becker Kick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1="","",IF(AT2="",AV1,AT1-AT2))</text:p>
          </table:table-cell>
          <table:table-cell office:value-type="string">
            <text:p>=BE1=AV1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1=A2,C1+1,1)</text:p>
          </table:table-cell>
          <table:table-cell office:value-type="string">
            <text:p>O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E2="","",IF(K2="x","d",IF(K2="p","d",IF(AJ2="o","o",IF(E2="1st",AK2,IF(E2="2nd",AL2,AJ2))))))</text:p>
          </table:table-cell>
          <table:table-cell office:value-type="string">
            <text:p>=IF(C2=1,1,IF(E2="","",IF(I1="",I0+1,I1)))</text:p>
          </table:table-cell>
          <table:table-cell office:value-type="string">
            <text:p>=IF(E2="","",IF(E1="",1,1+J1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2="?",CONCAT(AQ2,"Q ",AR2,":",TEXT(AS2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2="t","o",IF(E3="1st","o","d"))</text:p>
          </table:table-cell>
          <table:table-cell office:value-type="string">
            <text:p>=IF((F2-F3)&lt;=1,"d",IF((F2-F3)&gt;F2/3,"o","d"))</text:p>
          </table:table-cell>
          <table:table-cell office:value-type="string">
            <text:p>=IF((F2-F3)&lt;=1,"d",IF((F2-F3)&gt;=F2/2,"o","d")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2="","",IF(AT3="",AV2,AT2-AT3))</text:p>
          </table:table-cell>
          <table:table-cell office:value-type="string">
            <text:p>=BE2=AV2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2=A3,C2+1,1)</text:p>
          </table:table-cell>
          <table:table-cell office:value-type="string">
            <text:p>O</text:p>
          </table:table-cell>
          <table:table-cell office:value-type="string">
            <text:p>1st</text:p>
          </table:table-cell>
          <table:table-cell office:value-type="string">
            <text:p>10</text:p>
          </table:table-cell>
          <table:table-cell office:value-type="string">
            <text:p>?</text:p>
          </table:table-cell>
          <table:table-cell office:value-type="string">
            <text:p>=IF(E3="","",IF(K3="x","d",IF(K3="p","d",IF(AJ3="o","o",IF(E3="1st",AK3,IF(E3="2nd",AL3,AJ3))))))</text:p>
          </table:table-cell>
          <table:table-cell office:value-type="string">
            <text:p>=IF(C3=1,1,IF(E3="","",IF(I2="",I1+1,I2)))</text:p>
          </table:table-cell>
          <table:table-cell office:value-type="string">
            <text:p>=IF(E3="","",IF(E2="",1,1+J2))</text:p>
          </table:table-cell>
          <table:table-cell office:value-type="string">
            <text:p>x</text:p>
          </table:table-cell>
          <table:table-cell office:value-type="string"/>
          <table:table-cell office:value-type="string"/>
          <table:table-cell office:value-type="string">
            <text:p>=IF(G3="?",CONCAT(AQ3,"Q ",AR3,":",TEXT(AS3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3="t","o",IF(E4="1st","o","d"))</text:p>
          </table:table-cell>
          <table:table-cell office:value-type="string">
            <text:p>=IF((F3-F4)&lt;=1,"d",IF((F3-F4)&gt;F3/3,"o","d"))</text:p>
          </table:table-cell>
          <table:table-cell office:value-type="string">
            <text:p>=IF((F3-F4)&lt;=1,"d",IF((F3-F4)&gt;=F3/2,"o","d"))</text:p>
          </table:table-cell>
          <table:table-cell office:value-type="string"/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/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42</text:p>
          </table:table-cell>
          <table:table-cell office:value-type="string">
            <text:p>88</text:p>
          </table:table-cell>
          <table:table-cell office:value-type="string"/>
          <table:table-cell office:value-type="string">
            <text:p>-5</text:p>
          </table:table-cell>
          <table:table-cell office:value-type="string">
            <text:p>Penalty</text:p>
          </table:table-cell>
          <table:table-cell office:value-type="string">
            <text:p>Utah Penalty, False Start (Keaton Bills) to the UTAH 7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3="","",IF(AT4="",AV3,AT3-AT4))</text:p>
          </table:table-cell>
          <table:table-cell office:value-type="string">
            <text:p>=BE3=AV3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3=A4,C3+1,1)</text:p>
          </table:table-cell>
          <table:table-cell office:value-type="string">
            <text:p>O</text:p>
          </table:table-cell>
          <table:table-cell office:value-type="string">
            <text:p>1st</text:p>
          </table:table-cell>
          <table:table-cell office:value-type="string">
            <text:p>15</text:p>
          </table:table-cell>
          <table:table-cell office:value-type="string">
            <text:p>p</text:p>
          </table:table-cell>
          <table:table-cell office:value-type="string">
            <text:p>=IF(E4="","",IF(K4="x","d",IF(K4="p","d",IF(AJ4="o","o",IF(E4="1st",AK4,IF(E4="2nd",AL4,AJ4))))))</text:p>
          </table:table-cell>
          <table:table-cell office:value-type="string">
            <text:p>=IF(C4=1,1,IF(E4="","",IF(I3="",I2+1,I3)))</text:p>
          </table:table-cell>
          <table:table-cell office:value-type="string">
            <text:p>=IF(E4="","",IF(E3="",1,1+J3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4="?",CONCAT(AQ4,"Q ",AR4,":",TEXT(AS4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4="t","o",IF(E5="1st","o","d"))</text:p>
          </table:table-cell>
          <table:table-cell office:value-type="string">
            <text:p>=IF((F4-F5)&lt;=1,"d",IF((F4-F5)&gt;F4/3,"o","d"))</text:p>
          </table:table-cell>
          <table:table-cell office:value-type="string">
            <text:p>=IF((F4-F5)&lt;=1,"d",IF((F4-F5)&gt;=F4/2,"o","d"))</text:p>
          </table:table-cell>
          <table:table-cell office:value-type="string"/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/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29</text:p>
          </table:table-cell>
          <table:table-cell office:value-type="string">
            <text:p>93</text:p>
          </table:table-cell>
          <table:table-cell office:value-type="string"/>
          <table:table-cell office:value-type="string">
            <text:p>9</text:p>
          </table:table-cell>
          <table:table-cell office:value-type="string">
            <text:p>Pass Reception</text:p>
          </table:table-cell>
          <table:table-cell office:value-type="string">
            <text:p>Bryson Barnes pass complete to Devaughn Vele for 9 yds to the UTAH 16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4="","",IF(AT5="",AV4,AT4-AT5))</text:p>
          </table:table-cell>
          <table:table-cell office:value-type="string">
            <text:p>=BE4=AV4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4=A5,C4+1,1)</text:p>
          </table:table-cell>
          <table:table-cell office:value-type="string">
            <text:p>O</text:p>
          </table:table-cell>
          <table:table-cell office:value-type="string">
            <text:p>2nd</text:p>
          </table:table-cell>
          <table:table-cell office:value-type="string">
            <text:p>6</text:p>
          </table:table-cell>
          <table:table-cell office:value-type="string">
            <text:p>r</text:p>
          </table:table-cell>
          <table:table-cell office:value-type="string">
            <text:p>=IF(E5="","",IF(K5="x","d",IF(K5="p","d",IF(AJ5="o","o",IF(E5="1st",AK5,IF(E5="2nd",AL5,AJ5))))))</text:p>
          </table:table-cell>
          <table:table-cell office:value-type="string">
            <text:p>=IF(C5=1,1,IF(E5="","",IF(I4="",I3+1,I4)))</text:p>
          </table:table-cell>
          <table:table-cell office:value-type="string">
            <text:p>=IF(E5="","",IF(E4="",1,1+J4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5="?",CONCAT(AQ5,"Q ",AR5,":",TEXT(AS5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5="t","o",IF(E6="1st","o","d"))</text:p>
          </table:table-cell>
          <table:table-cell office:value-type="string">
            <text:p>=IF((F5-F6)&lt;=1,"d",IF((F5-F6)&gt;F5/3,"o","d"))</text:p>
          </table:table-cell>
          <table:table-cell office:value-type="string">
            <text:p>=IF((F5-F6)&lt;=1,"d",IF((F5-F6)&gt;=F5/2,"o","d"))</text:p>
          </table:table-cell>
          <table:table-cell office:value-type="string"/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/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44</text:p>
          </table:table-cell>
          <table:table-cell office:value-type="string">
            <text:p>84</text:p>
          </table:table-cell>
          <table:table-cell office:value-type="string"/>
          <table:table-cell office:value-type="string">
            <text:p>1</text:p>
          </table:table-cell>
          <table:table-cell office:value-type="string">
            <text:p>Rush</text:p>
          </table:table-cell>
          <table:table-cell office:value-type="string">
            <text:p>Ja'Quinden Jackson run for 1 yd to the UTAH 17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5="","",IF(AT6="",AV5,AT5-AT6))</text:p>
          </table:table-cell>
          <table:table-cell office:value-type="string">
            <text:p>=BE5=AV5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5=A6,C5+1,1)</text:p>
          </table:table-cell>
          <table:table-cell office:value-type="string">
            <text:p>O</text:p>
          </table:table-cell>
          <table:table-cell office:value-type="string">
            <text:p>3rd</text:p>
          </table:table-cell>
          <table:table-cell office:value-type="string">
            <text:p>5</text:p>
          </table:table-cell>
          <table:table-cell office:value-type="string">
            <text:p>?</text:p>
          </table:table-cell>
          <table:table-cell office:value-type="string">
            <text:p>=IF(E6="","",IF(K6="x","d",IF(K6="p","d",IF(AJ6="o","o",IF(E6="1st",AK6,IF(E6="2nd",AL6,AJ6))))))</text:p>
          </table:table-cell>
          <table:table-cell office:value-type="string">
            <text:p>=IF(C6=1,1,IF(E6="","",IF(I5="",I4+1,I5)))</text:p>
          </table:table-cell>
          <table:table-cell office:value-type="string">
            <text:p>=IF(E6="","",IF(E5="",1,1+J5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6="?",CONCAT(AQ6,"Q ",AR6,":",TEXT(AS6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6="t","o",IF(E7="1st","o","d"))</text:p>
          </table:table-cell>
          <table:table-cell office:value-type="string">
            <text:p>=IF((F6-F7)&lt;=1,"d",IF((F6-F7)&gt;F6/3,"o","d"))</text:p>
          </table:table-cell>
          <table:table-cell office:value-type="string">
            <text:p>=IF((F6-F7)&lt;=1,"d",IF((F6-F7)&gt;=F6/2,"o","d"))</text:p>
          </table:table-cell>
          <table:table-cell office:value-type="string"/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/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22</text:p>
          </table:table-cell>
          <table:table-cell office:value-type="string">
            <text:p>83</text:p>
          </table:table-cell>
          <table:table-cell office:value-type="string"/>
          <table:table-cell office:value-type="string">
            <text:p>-5</text:p>
          </table:table-cell>
          <table:table-cell office:value-type="string">
            <text:p>Penalty</text:p>
          </table:table-cell>
          <table:table-cell office:value-type="string">
            <text:p>Utah Penalty, False Start (Spencer Fano) to the UTAH 12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6="","",IF(AT7="",AV6,AT6-AT7))</text:p>
          </table:table-cell>
          <table:table-cell office:value-type="string">
            <text:p>=BE6=AV6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6=A7,C6+1,1)</text:p>
          </table:table-cell>
          <table:table-cell office:value-type="string">
            <text:p>O</text:p>
          </table:table-cell>
          <table:table-cell office:value-type="string">
            <text:p>3rd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=IF(E7="","",IF(K7="x","d",IF(K7="p","d",IF(AJ7="o","o",IF(E7="1st",AK7,IF(E7="2nd",AL7,AJ7))))))</text:p>
          </table:table-cell>
          <table:table-cell office:value-type="string">
            <text:p>=IF(C7=1,1,IF(E7="","",IF(I6="",I5+1,I6)))</text:p>
          </table:table-cell>
          <table:table-cell office:value-type="string">
            <text:p>=IF(E7="","",IF(E6="",1,1+J6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7="?",CONCAT(AQ7,"Q ",AR7,":",TEXT(AS7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7="t","o",IF(E8="1st","o","d"))</text:p>
          </table:table-cell>
          <table:table-cell office:value-type="string">
            <text:p>=IF((F7-F8)&lt;=1,"d",IF((F7-F8)&gt;F7/3,"o","d"))</text:p>
          </table:table-cell>
          <table:table-cell office:value-type="string">
            <text:p>=IF((F7-F8)&lt;=1,"d",IF((F7-F8)&gt;=F7/2,"o","d"))</text:p>
          </table:table-cell>
          <table:table-cell office:value-type="string"/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/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59</text:p>
          </table:table-cell>
          <table:table-cell office:value-type="string">
            <text:p>88</text:p>
          </table:table-cell>
          <table:table-cell office:value-type="string"/>
          <table:table-cell office:value-type="string">
            <text:p>12</text:p>
          </table:table-cell>
          <table:table-cell office:value-type="string">
            <text:p>Pass Reception</text:p>
          </table:table-cell>
          <table:table-cell office:value-type="string">
            <text:p>Bryson Barnes pass complete to Thomas Yassmin for 12 yds to the UTAH 24 for a 1ST dow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7="","",IF(AT8="",AV7,AT7-AT8))</text:p>
          </table:table-cell>
          <table:table-cell office:value-type="string">
            <text:p>=BE7=AV7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7=A8,C7+1,1)</text:p>
          </table:table-cell>
          <table:table-cell office:value-type="string">
            <text:p>O</text:p>
          </table:table-cell>
          <table:table-cell office:value-type="string">
            <text:p>1st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=IF(E8="","",IF(K8="x","d",IF(K8="p","d",IF(AJ8="o","o",IF(E8="1st",AK8,IF(E8="2nd",AL8,AJ8))))))</text:p>
          </table:table-cell>
          <table:table-cell office:value-type="string">
            <text:p>=IF(C8=1,1,IF(E8="","",IF(I7="",I6+1,I7)))</text:p>
          </table:table-cell>
          <table:table-cell office:value-type="string">
            <text:p>=IF(E8="","",IF(E7="",1,1+J7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8="?",CONCAT(AQ8,"Q ",AR8,":",TEXT(AS8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8="t","o",IF(E9="1st","o","d"))</text:p>
          </table:table-cell>
          <table:table-cell office:value-type="string">
            <text:p>=IF((F8-F9)&lt;=1,"d",IF((F8-F9)&gt;F8/3,"o","d"))</text:p>
          </table:table-cell>
          <table:table-cell office:value-type="string">
            <text:p>=IF((F8-F9)&lt;=1,"d",IF((F8-F9)&gt;=F8/2,"o","d"))</text:p>
          </table:table-cell>
          <table:table-cell office:value-type="string"/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/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12</text:p>
          </table:table-cell>
          <table:table-cell office:value-type="string">
            <text:p>76</text:p>
          </table:table-cell>
          <table:table-cell office:value-type="string"/>
          <table:table-cell office:value-type="string">
            <text:p>17</text:p>
          </table:table-cell>
          <table:table-cell office:value-type="string">
            <text:p>Pass Reception</text:p>
          </table:table-cell>
          <table:table-cell office:value-type="string">
            <text:p>Bryson Barnes pass complete to Miki Suguturaga for 17 yds to the UTAH 41 for a 1ST dow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8="","",IF(AT9="",AV8,AT8-AT9))</text:p>
          </table:table-cell>
          <table:table-cell office:value-type="string">
            <text:p>=BE8=AV8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8=A9,C8+1,1)</text:p>
          </table:table-cell>
          <table:table-cell office:value-type="string">
            <text:p>O</text:p>
          </table:table-cell>
          <table:table-cell office:value-type="string">
            <text:p>1st</text:p>
          </table:table-cell>
          <table:table-cell office:value-type="string">
            <text:p>10</text:p>
          </table:table-cell>
          <table:table-cell office:value-type="string">
            <text:p>r</text:p>
          </table:table-cell>
          <table:table-cell office:value-type="string">
            <text:p>=IF(E9="","",IF(K9="x","d",IF(K9="p","d",IF(AJ9="o","o",IF(E9="1st",AK9,IF(E9="2nd",AL9,AJ9))))))</text:p>
          </table:table-cell>
          <table:table-cell office:value-type="string">
            <text:p>=IF(C9=1,1,IF(E9="","",IF(I8="",I7+1,I8)))</text:p>
          </table:table-cell>
          <table:table-cell office:value-type="string">
            <text:p>=IF(E9="","",IF(E8="",1,1+J8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9="?",CONCAT(AQ9,"Q ",AR9,":",TEXT(AS9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9="t","o",IF(E10="1st","o","d"))</text:p>
          </table:table-cell>
          <table:table-cell office:value-type="string">
            <text:p>=IF((F9-F10)&lt;=1,"d",IF((F9-F10)&gt;F9/3,"o","d"))</text:p>
          </table:table-cell>
          <table:table-cell office:value-type="string">
            <text:p>=IF((F9-F10)&lt;=1,"d",IF((F9-F10)&gt;=F9/2,"o","d"))</text:p>
          </table:table-cell>
          <table:table-cell office:value-type="string"/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/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31</text:p>
          </table:table-cell>
          <table:table-cell office:value-type="string">
            <text:p>59</text:p>
          </table:table-cell>
          <table:table-cell office:value-type="string"/>
          <table:table-cell office:value-type="string">
            <text:p>5</text:p>
          </table:table-cell>
          <table:table-cell office:value-type="string">
            <text:p>Rush</text:p>
          </table:table-cell>
          <table:table-cell office:value-type="string">
            <text:p>Bryson Barnes run for 5 yds to the UTAH 46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9="","",IF(AT10="",AV9,AT9-AT10))</text:p>
          </table:table-cell>
          <table:table-cell office:value-type="string">
            <text:p>=BE9=AV9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9=A10,C9+1,1)</text:p>
          </table:table-cell>
          <table:table-cell office:value-type="string">
            <text:p>O</text:p>
          </table:table-cell>
          <table:table-cell office:value-type="string">
            <text:p>2nd</text:p>
          </table:table-cell>
          <table:table-cell office:value-type="string">
            <text:p>5</text:p>
          </table:table-cell>
          <table:table-cell office:value-type="string">
            <text:p>r</text:p>
          </table:table-cell>
          <table:table-cell office:value-type="string">
            <text:p>=IF(E10="","",IF(K10="x","d",IF(K10="p","d",IF(AJ10="o","o",IF(E10="1st",AK10,IF(E10="2nd",AL10,AJ10))))))</text:p>
          </table:table-cell>
          <table:table-cell office:value-type="string">
            <text:p>=IF(C10=1,1,IF(E10="","",IF(I9="",I8+1,I9)))</text:p>
          </table:table-cell>
          <table:table-cell office:value-type="string">
            <text:p>=IF(E10="","",IF(E9="",1,1+J9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10="?",CONCAT(AQ10,"Q ",AR10,":",TEXT(AS10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10="t","o",IF(E11="1st","o","d"))</text:p>
          </table:table-cell>
          <table:table-cell office:value-type="string">
            <text:p>=IF((F10-F11)&lt;=1,"d",IF((F10-F11)&gt;F10/3,"o","d"))</text:p>
          </table:table-cell>
          <table:table-cell office:value-type="string">
            <text:p>=IF((F10-F11)&lt;=1,"d",IF((F10-F11)&gt;=F10/2,"o","d"))</text:p>
          </table:table-cell>
          <table:table-cell office:value-type="string"/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/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57</text:p>
          </table:table-cell>
          <table:table-cell office:value-type="string">
            <text:p>54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Rush</text:p>
          </table:table-cell>
          <table:table-cell office:value-type="string">
            <text:p>Jaylon Glover run for 2 yds to the UTAH 48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10="","",IF(AT11="",AV10,AT10-AT11))</text:p>
          </table:table-cell>
          <table:table-cell office:value-type="string">
            <text:p>=BE10=AV10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10=A11,C10+1,1)</text:p>
          </table:table-cell>
          <table:table-cell office:value-type="string">
            <text:p>O</text:p>
          </table:table-cell>
          <table:table-cell office:value-type="string">
            <text:p>3rd</text:p>
          </table:table-cell>
          <table:table-cell office:value-type="string">
            <text:p>3</text:p>
          </table:table-cell>
          <table:table-cell office:value-type="string">
            <text:p>r</text:p>
          </table:table-cell>
          <table:table-cell office:value-type="string">
            <text:p>=IF(E11="","",IF(K11="x","d",IF(K11="p","d",IF(AJ11="o","o",IF(E11="1st",AK11,IF(E11="2nd",AL11,AJ11))))))</text:p>
          </table:table-cell>
          <table:table-cell office:value-type="string">
            <text:p>=IF(C11=1,1,IF(E11="","",IF(I10="",I9+1,I10)))</text:p>
          </table:table-cell>
          <table:table-cell office:value-type="string">
            <text:p>=IF(E11="","",IF(E10="",1,1+J10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11="?",CONCAT(AQ11,"Q ",AR11,":",TEXT(AS11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11="t","o",IF(E12="1st","o","d"))</text:p>
          </table:table-cell>
          <table:table-cell office:value-type="string">
            <text:p>=IF((F11-F12)&lt;=1,"d",IF((F11-F12)&gt;F11/3,"o","d"))</text:p>
          </table:table-cell>
          <table:table-cell office:value-type="string">
            <text:p>=IF((F11-F12)&lt;=1,"d",IF((F11-F12)&gt;=F11/2,"o","d"))</text:p>
          </table:table-cell>
          <table:table-cell office:value-type="string"/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/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29</text:p>
          </table:table-cell>
          <table:table-cell office:value-type="string">
            <text:p>52</text:p>
          </table:table-cell>
          <table:table-cell office:value-type="string"/>
          <table:table-cell office:value-type="string">
            <text:p>0</text:p>
          </table:table-cell>
          <table:table-cell office:value-type="string">
            <text:p>Rush</text:p>
          </table:table-cell>
          <table:table-cell office:value-type="string">
            <text:p>Jaylon Glover run for no gain to the UTAH 48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11="","",IF(AT12="",AV11,AT11-AT12))</text:p>
          </table:table-cell>
          <table:table-cell office:value-type="string">
            <text:p>=BE11=AV11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11=A12,C11+1,1)</text:p>
          </table:table-cell>
          <table:table-cell office:value-type="string">
            <text:p>O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E12="","",IF(K12="x","d",IF(K12="p","d",IF(AJ12="o","o",IF(E12="1st",AK12,IF(E12="2nd",AL12,AJ12))))))</text:p>
          </table:table-cell>
          <table:table-cell office:value-type="string">
            <text:p>=IF(C12=1,1,IF(E12="","",IF(I11="",I10+1,I11)))</text:p>
          </table:table-cell>
          <table:table-cell office:value-type="string">
            <text:p>=IF(E12="","",IF(E11="",1,1+J11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12="?",CONCAT(AQ12,"Q ",AR12,":",TEXT(AS12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12="t","o",IF(E13="1st","o","d"))</text:p>
          </table:table-cell>
          <table:table-cell office:value-type="string">
            <text:p>=IF((F12-F13)&lt;=1,"d",IF((F12-F13)&gt;F12/3,"o","d"))</text:p>
          </table:table-cell>
          <table:table-cell office:value-type="string">
            <text:p>=IF((F12-F13)&lt;=1,"d",IF((F12-F13)&gt;=F12/2,"o","d")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12="","",IF(AT13="",AV12,AT12-AT13))</text:p>
          </table:table-cell>
          <table:table-cell office:value-type="string">
            <text:p>=BE12=AV12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12=A13,C12+1,1)</text:p>
          </table:table-cell>
          <table:table-cell office:value-type="string">
            <text:p>O</text:p>
          </table:table-cell>
          <table:table-cell office:value-type="string">
            <text:p>1st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=IF(E13="","",IF(K13="x","d",IF(K13="p","d",IF(AJ13="o","o",IF(E13="1st",AK13,IF(E13="2nd",AL13,AJ13))))))</text:p>
          </table:table-cell>
          <table:table-cell office:value-type="string">
            <text:p>=IF(C13=1,1,IF(E13="","",IF(I12="",I11+1,I12)))</text:p>
          </table:table-cell>
          <table:table-cell office:value-type="string">
            <text:p>=IF(E13="","",IF(E12="",1,1+J12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13="?",CONCAT(AQ13,"Q ",AR13,":",TEXT(AS13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13="t","o",IF(E14="1st","o","d"))</text:p>
          </table:table-cell>
          <table:table-cell office:value-type="string">
            <text:p>=IF((F13-F14)&lt;=1,"d",IF((F13-F14)&gt;F13/3,"o","d"))</text:p>
          </table:table-cell>
          <table:table-cell office:value-type="string">
            <text:p>=IF((F13-F14)&lt;=1,"d",IF((F13-F14)&gt;=F13/2,"o","d"))</text:p>
          </table:table-cell>
          <table:table-cell office:value-type="string"/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84</text:p>
          </table:table-cell>
          <table:table-cell office:value-type="string"/>
          <table:table-cell office:value-type="string">
            <text:p>0</text:p>
          </table:table-cell>
          <table:table-cell office:value-type="string">
            <text:p>Pass Incompletion</text:p>
          </table:table-cell>
          <table:table-cell office:value-type="string">
            <text:p>Bryson Barnes pass incomplete to Miki Suguturag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13="","",IF(AT14="",AV13,AT13-AT14))</text:p>
          </table:table-cell>
          <table:table-cell office:value-type="string">
            <text:p>=BE13=AV13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13=A14,C13+1,1)</text:p>
          </table:table-cell>
          <table:table-cell office:value-type="string">
            <text:p>O</text:p>
          </table:table-cell>
          <table:table-cell office:value-type="string">
            <text:p>2nd</text:p>
          </table:table-cell>
          <table:table-cell office:value-type="string">
            <text:p>10</text:p>
          </table:table-cell>
          <table:table-cell office:value-type="string">
            <text:p>r</text:p>
          </table:table-cell>
          <table:table-cell office:value-type="string">
            <text:p>=IF(E14="","",IF(K14="x","d",IF(K14="p","d",IF(AJ14="o","o",IF(E14="1st",AK14,IF(E14="2nd",AL14,AJ14))))))</text:p>
          </table:table-cell>
          <table:table-cell office:value-type="string">
            <text:p>=IF(C14=1,1,IF(E14="","",IF(I13="",I12+1,I13)))</text:p>
          </table:table-cell>
          <table:table-cell office:value-type="string">
            <text:p>=IF(E14="","",IF(E13="",1,1+J13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14="?",CONCAT(AQ14,"Q ",AR14,":",TEXT(AS14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14="t","o",IF(E15="1st","o","d"))</text:p>
          </table:table-cell>
          <table:table-cell office:value-type="string">
            <text:p>=IF((F14-F15)&lt;=1,"d",IF((F14-F15)&gt;F14/3,"o","d"))</text:p>
          </table:table-cell>
          <table:table-cell office:value-type="string">
            <text:p>=IF((F14-F15)&lt;=1,"d",IF((F14-F15)&gt;=F14/2,"o","d"))</text:p>
          </table:table-cell>
          <table:table-cell office:value-type="string"/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84</text:p>
          </table:table-cell>
          <table:table-cell office:value-type="string"/>
          <table:table-cell office:value-type="string">
            <text:p>4</text:p>
          </table:table-cell>
          <table:table-cell office:value-type="string">
            <text:p>Rush</text:p>
          </table:table-cell>
          <table:table-cell office:value-type="string">
            <text:p>Ja'Quinden Jackson run for 4 yds to the UTAH 20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14="","",IF(AT15="",AV14,AT14-AT15))</text:p>
          </table:table-cell>
          <table:table-cell office:value-type="string">
            <text:p>=BE14=AV14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14=A15,C14+1,1)</text:p>
          </table:table-cell>
          <table:table-cell office:value-type="string">
            <text:p>O</text:p>
          </table:table-cell>
          <table:table-cell office:value-type="string">
            <text:p>3rd</text:p>
          </table:table-cell>
          <table:table-cell office:value-type="string">
            <text:p>6</text:p>
          </table:table-cell>
          <table:table-cell office:value-type="string">
            <text:p>p</text:p>
          </table:table-cell>
          <table:table-cell office:value-type="string">
            <text:p>=IF(E15="","",IF(K15="x","d",IF(K15="p","d",IF(AJ15="o","o",IF(E15="1st",AK15,IF(E15="2nd",AL15,AJ15))))))</text:p>
          </table:table-cell>
          <table:table-cell office:value-type="string">
            <text:p>=IF(C15=1,1,IF(E15="","",IF(I14="",I13+1,I14)))</text:p>
          </table:table-cell>
          <table:table-cell office:value-type="string">
            <text:p>=IF(E15="","",IF(E14="",1,1+J14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15="?",CONCAT(AQ15,"Q ",AR15,":",TEXT(AS15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15="t","o",IF(E16="1st","o","d"))</text:p>
          </table:table-cell>
          <table:table-cell office:value-type="string">
            <text:p>=IF((F15-F16)&lt;=1,"d",IF((F15-F16)&gt;F15/3,"o","d"))</text:p>
          </table:table-cell>
          <table:table-cell office:value-type="string">
            <text:p>=IF((F15-F16)&lt;=1,"d",IF((F15-F16)&gt;=F15/2,"o","d"))</text:p>
          </table:table-cell>
          <table:table-cell office:value-type="string"/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1</text:p>
          </table:table-cell>
          <table:table-cell office:value-type="string">
            <text:p>80</text:p>
          </table:table-cell>
          <table:table-cell office:value-type="string"/>
          <table:table-cell office:value-type="string">
            <text:p>0</text:p>
          </table:table-cell>
          <table:table-cell office:value-type="string">
            <text:p>Pass Incompletion</text:p>
          </table:table-cell>
          <table:table-cell office:value-type="string">
            <text:p>Bryson Barnes pass incomplete to Micah Bernard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15="","",IF(AT16="",AV15,AT15-AT16))</text:p>
          </table:table-cell>
          <table:table-cell office:value-type="string">
            <text:p>=BE15=AV15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15=A16,C15+1,1)</text:p>
          </table:table-cell>
          <table:table-cell office:value-type="string">
            <text:p>O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E16="","",IF(K16="x","d",IF(K16="p","d",IF(AJ16="o","o",IF(E16="1st",AK16,IF(E16="2nd",AL16,AJ16))))))</text:p>
          </table:table-cell>
          <table:table-cell office:value-type="string">
            <text:p>=IF(C16=1,1,IF(E16="","",IF(I15="",I14+1,I15)))</text:p>
          </table:table-cell>
          <table:table-cell office:value-type="string">
            <text:p>=IF(E16="","",IF(E15="",1,1+J15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16="?",CONCAT(AQ16,"Q ",AR16,":",TEXT(AS16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16="t","o",IF(E17="1st","o","d"))</text:p>
          </table:table-cell>
          <table:table-cell office:value-type="string">
            <text:p>=IF((F16-F17)&lt;=1,"d",IF((F16-F17)&gt;F16/3,"o","d"))</text:p>
          </table:table-cell>
          <table:table-cell office:value-type="string">
            <text:p>=IF((F16-F17)&lt;=1,"d",IF((F16-F17)&gt;=F16/2,"o","d")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16="","",IF(AT17="",AV16,AT16-AT17))</text:p>
          </table:table-cell>
          <table:table-cell office:value-type="string">
            <text:p>=BE16=AV16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16=A17,C16+1,1)</text:p>
          </table:table-cell>
          <table:table-cell office:value-type="string">
            <text:p>O</text:p>
          </table:table-cell>
          <table:table-cell office:value-type="string">
            <text:p>1st</text:p>
          </table:table-cell>
          <table:table-cell office:value-type="string">
            <text:p>10</text:p>
          </table:table-cell>
          <table:table-cell office:value-type="string">
            <text:p>r</text:p>
          </table:table-cell>
          <table:table-cell office:value-type="string">
            <text:p>=IF(E17="","",IF(K17="x","d",IF(K17="p","d",IF(AJ17="o","o",IF(E17="1st",AK17,IF(E17="2nd",AL17,AJ17))))))</text:p>
          </table:table-cell>
          <table:table-cell office:value-type="string">
            <text:p>=IF(C17=1,1,IF(E17="","",IF(I16="",I15+1,I16)))</text:p>
          </table:table-cell>
          <table:table-cell office:value-type="string">
            <text:p>=IF(E17="","",IF(E16="",1,1+J16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17="?",CONCAT(AQ17,"Q ",AR17,":",TEXT(AS17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17="t","o",IF(E18="1st","o","d"))</text:p>
          </table:table-cell>
          <table:table-cell office:value-type="string">
            <text:p>=IF((F17-F18)&lt;=1,"d",IF((F17-F18)&gt;F17/3,"o","d"))</text:p>
          </table:table-cell>
          <table:table-cell office:value-type="string">
            <text:p>=IF((F17-F18)&lt;=1,"d",IF((F17-F18)&gt;=F17/2,"o","d"))</text:p>
          </table:table-cell>
          <table:table-cell office:value-type="string"/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20</text:p>
          </table:table-cell>
          <table:table-cell office:value-type="string">
            <text:p>80</text:p>
          </table:table-cell>
          <table:table-cell office:value-type="string"/>
          <table:table-cell office:value-type="string">
            <text:p>3</text:p>
          </table:table-cell>
          <table:table-cell office:value-type="string">
            <text:p>Rush</text:p>
          </table:table-cell>
          <table:table-cell office:value-type="string">
            <text:p>Micah Bernard run for 3 yds to the UTAH 23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17="","",IF(AT18="",AV17,AT17-AT18))</text:p>
          </table:table-cell>
          <table:table-cell office:value-type="string">
            <text:p>=BE17=AV17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17=A18,C17+1,1)</text:p>
          </table:table-cell>
          <table:table-cell office:value-type="string">
            <text:p>O</text:p>
          </table:table-cell>
          <table:table-cell office:value-type="string">
            <text:p>2nd</text:p>
          </table:table-cell>
          <table:table-cell office:value-type="string">
            <text:p>7</text:p>
          </table:table-cell>
          <table:table-cell office:value-type="string">
            <text:p>r</text:p>
          </table:table-cell>
          <table:table-cell office:value-type="string">
            <text:p>=IF(E18="","",IF(K18="x","d",IF(K18="p","d",IF(AJ18="o","o",IF(E18="1st",AK18,IF(E18="2nd",AL18,AJ18))))))</text:p>
          </table:table-cell>
          <table:table-cell office:value-type="string">
            <text:p>=IF(C18=1,1,IF(E18="","",IF(I17="",I16+1,I17)))</text:p>
          </table:table-cell>
          <table:table-cell office:value-type="string">
            <text:p>=IF(E18="","",IF(E17="",1,1+J17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18="?",CONCAT(AQ18,"Q ",AR18,":",TEXT(AS18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18="t","o",IF(E19="1st","o","d"))</text:p>
          </table:table-cell>
          <table:table-cell office:value-type="string">
            <text:p>=IF((F18-F19)&lt;=1,"d",IF((F18-F19)&gt;F18/3,"o","d"))</text:p>
          </table:table-cell>
          <table:table-cell office:value-type="string">
            <text:p>=IF((F18-F19)&lt;=1,"d",IF((F18-F19)&gt;=F18/2,"o","d"))</text:p>
          </table:table-cell>
          <table:table-cell office:value-type="string"/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40</text:p>
          </table:table-cell>
          <table:table-cell office:value-type="string">
            <text:p>77</text:p>
          </table:table-cell>
          <table:table-cell office:value-type="string"/>
          <table:table-cell office:value-type="string">
            <text:p>8</text:p>
          </table:table-cell>
          <table:table-cell office:value-type="string">
            <text:p>Rush</text:p>
          </table:table-cell>
          <table:table-cell office:value-type="string">
            <text:p>Nate Johnson run for 8 yds to the UTAH 31 for a 1ST dow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18="","",IF(AT19="",AV18,AT18-AT19))</text:p>
          </table:table-cell>
          <table:table-cell office:value-type="string">
            <text:p>=BE18=AV18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18=A19,C18+1,1)</text:p>
          </table:table-cell>
          <table:table-cell office:value-type="string">
            <text:p>O</text:p>
          </table:table-cell>
          <table:table-cell office:value-type="string">
            <text:p>1st</text:p>
          </table:table-cell>
          <table:table-cell office:value-type="string">
            <text:p>10</text:p>
          </table:table-cell>
          <table:table-cell office:value-type="string">
            <text:p>r</text:p>
          </table:table-cell>
          <table:table-cell office:value-type="string">
            <text:p>=IF(E19="","",IF(K19="x","d",IF(K19="p","d",IF(AJ19="o","o",IF(E19="1st",AK19,IF(E19="2nd",AL19,AJ19))))))</text:p>
          </table:table-cell>
          <table:table-cell office:value-type="string">
            <text:p>=IF(C19=1,1,IF(E19="","",IF(I18="",I17+1,I18)))</text:p>
          </table:table-cell>
          <table:table-cell office:value-type="string">
            <text:p>=IF(E19="","",IF(E18="",1,1+J18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19="?",CONCAT(AQ19,"Q ",AR19,":",TEXT(AS19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19="t","o",IF(E20="1st","o","d"))</text:p>
          </table:table-cell>
          <table:table-cell office:value-type="string">
            <text:p>=IF((F19-F20)&lt;=1,"d",IF((F19-F20)&gt;F19/3,"o","d"))</text:p>
          </table:table-cell>
          <table:table-cell office:value-type="string">
            <text:p>=IF((F19-F20)&lt;=1,"d",IF((F19-F20)&gt;=F19/2,"o","d"))</text:p>
          </table:table-cell>
          <table:table-cell office:value-type="string"/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69</text:p>
          </table:table-cell>
          <table:table-cell office:value-type="string"/>
          <table:table-cell office:value-type="string">
            <text:p>13</text:p>
          </table:table-cell>
          <table:table-cell office:value-type="string">
            <text:p>Rush</text:p>
          </table:table-cell>
          <table:table-cell office:value-type="string">
            <text:p>Micah Bernard run for 13 yds to the UTAH 44 for a 1ST dow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19="","",IF(AT20="",AV19,AT19-AT20))</text:p>
          </table:table-cell>
          <table:table-cell office:value-type="string">
            <text:p>=BE19=AV19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19=A20,C19+1,1)</text:p>
          </table:table-cell>
          <table:table-cell office:value-type="string">
            <text:p>O</text:p>
          </table:table-cell>
          <table:table-cell office:value-type="string">
            <text:p>1st</text:p>
          </table:table-cell>
          <table:table-cell office:value-type="string">
            <text:p>10</text:p>
          </table:table-cell>
          <table:table-cell office:value-type="string">
            <text:p>r</text:p>
          </table:table-cell>
          <table:table-cell office:value-type="string">
            <text:p>=IF(E20="","",IF(K20="x","d",IF(K20="p","d",IF(AJ20="o","o",IF(E20="1st",AK20,IF(E20="2nd",AL20,AJ20))))))</text:p>
          </table:table-cell>
          <table:table-cell office:value-type="string">
            <text:p>=IF(C20=1,1,IF(E20="","",IF(I19="",I18+1,I19)))</text:p>
          </table:table-cell>
          <table:table-cell office:value-type="string">
            <text:p>=IF(E20="","",IF(E19="",1,1+J19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20="?",CONCAT(AQ20,"Q ",AR20,":",TEXT(AS20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20="t","o",IF(E21="1st","o","d"))</text:p>
          </table:table-cell>
          <table:table-cell office:value-type="string">
            <text:p>=IF((F20-F21)&lt;=1,"d",IF((F20-F21)&gt;F20/3,"o","d"))</text:p>
          </table:table-cell>
          <table:table-cell office:value-type="string">
            <text:p>=IF((F20-F21)&lt;=1,"d",IF((F20-F21)&gt;=F20/2,"o","d"))</text:p>
          </table:table-cell>
          <table:table-cell office:value-type="string"/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34</text:p>
          </table:table-cell>
          <table:table-cell office:value-type="string">
            <text:p>56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Rush</text:p>
          </table:table-cell>
          <table:table-cell office:value-type="string">
            <text:p>Micah Bernard run for 2 yds to the UTAH 46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20="","",IF(AT21="",AV20,AT20-AT21))</text:p>
          </table:table-cell>
          <table:table-cell office:value-type="string">
            <text:p>=BE20=AV20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20=A21,C20+1,1)</text:p>
          </table:table-cell>
          <table:table-cell office:value-type="string">
            <text:p>O</text:p>
          </table:table-cell>
          <table:table-cell office:value-type="string">
            <text:p>2nd</text:p>
          </table:table-cell>
          <table:table-cell office:value-type="string">
            <text:p>8</text:p>
          </table:table-cell>
          <table:table-cell office:value-type="string">
            <text:p>r</text:p>
          </table:table-cell>
          <table:table-cell office:value-type="string">
            <text:p>=IF(E21="","",IF(K21="x","d",IF(K21="p","d",IF(AJ21="o","o",IF(E21="1st",AK21,IF(E21="2nd",AL21,AJ21))))))</text:p>
          </table:table-cell>
          <table:table-cell office:value-type="string">
            <text:p>=IF(C21=1,1,IF(E21="","",IF(I20="",I19+1,I20)))</text:p>
          </table:table-cell>
          <table:table-cell office:value-type="string">
            <text:p>=IF(E21="","",IF(E20="",1,1+J20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21="?",CONCAT(AQ21,"Q ",AR21,":",TEXT(AS21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21="t","o",IF(E22="1st","o","d"))</text:p>
          </table:table-cell>
          <table:table-cell office:value-type="string">
            <text:p>=IF((F21-F22)&lt;=1,"d",IF((F21-F22)&gt;F21/3,"o","d"))</text:p>
          </table:table-cell>
          <table:table-cell office:value-type="string">
            <text:p>=IF((F21-F22)&lt;=1,"d",IF((F21-F22)&gt;=F21/2,"o","d"))</text:p>
          </table:table-cell>
          <table:table-cell office:value-type="string"/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45</text:p>
          </table:table-cell>
          <table:table-cell office:value-type="string">
            <text:p>54</text:p>
          </table:table-cell>
          <table:table-cell office:value-type="string"/>
          <table:table-cell office:value-type="string">
            <text:p>-4</text:p>
          </table:table-cell>
          <table:table-cell office:value-type="string">
            <text:p>Rush</text:p>
          </table:table-cell>
          <table:table-cell office:value-type="string">
            <text:p>Nate Johnson run for a loss of 4 yards to the UTAH 42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21="","",IF(AT22="",AV21,AT21-AT22))</text:p>
          </table:table-cell>
          <table:table-cell office:value-type="string">
            <text:p>=BE21=AV21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21=A22,C21+1,1)</text:p>
          </table:table-cell>
          <table:table-cell office:value-type="string">
            <text:p>O</text:p>
          </table:table-cell>
          <table:table-cell office:value-type="string">
            <text:p>3rd</text:p>
          </table:table-cell>
          <table:table-cell office:value-type="string">
            <text:p>12</text:p>
          </table:table-cell>
          <table:table-cell office:value-type="string">
            <text:p>p</text:p>
          </table:table-cell>
          <table:table-cell office:value-type="string">
            <text:p>=IF(E22="","",IF(K22="x","d",IF(K22="p","d",IF(AJ22="o","o",IF(E22="1st",AK22,IF(E22="2nd",AL22,AJ22))))))</text:p>
          </table:table-cell>
          <table:table-cell office:value-type="string">
            <text:p>=IF(C22=1,1,IF(E22="","",IF(I21="",I20+1,I21)))</text:p>
          </table:table-cell>
          <table:table-cell office:value-type="string">
            <text:p>=IF(E22="","",IF(E21="",1,1+J21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22="?",CONCAT(AQ22,"Q ",AR22,":",TEXT(AS22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22="t","o",IF(E23="1st","o","d"))</text:p>
          </table:table-cell>
          <table:table-cell office:value-type="string">
            <text:p>=IF((F22-F23)&lt;=1,"d",IF((F22-F23)&gt;F22/3,"o","d"))</text:p>
          </table:table-cell>
          <table:table-cell office:value-type="string">
            <text:p>=IF((F22-F23)&lt;=1,"d",IF((F22-F23)&gt;=F22/2,"o","d"))</text:p>
          </table:table-cell>
          <table:table-cell office:value-type="string"/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58</text:p>
          </table:table-cell>
          <table:table-cell office:value-type="string"/>
          <table:table-cell office:value-type="string">
            <text:p>9</text:p>
          </table:table-cell>
          <table:table-cell office:value-type="string">
            <text:p>Pass Reception</text:p>
          </table:table-cell>
          <table:table-cell office:value-type="string">
            <text:p>Nate Johnson pass complete to Mikey Matthews for 9 yds to the FLA 49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22="","",IF(AT23="",AV22,AT22-AT23))</text:p>
          </table:table-cell>
          <table:table-cell office:value-type="string">
            <text:p>=BE22=AV22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22=A23,C22+1,1)</text:p>
          </table:table-cell>
          <table:table-cell office:value-type="string">
            <text:p>O</text:p>
          </table:table-cell>
          <table:table-cell office:value-type="string">
            <text:p>4th</text:p>
          </table:table-cell>
          <table:table-cell office:value-type="string">
            <text:p>3</text:p>
          </table:table-cell>
          <table:table-cell office:value-type="string">
            <text:p>?</text:p>
          </table:table-cell>
          <table:table-cell office:value-type="string">
            <text:p>=IF(E23="","",IF(K23="x","d",IF(K23="p","d",IF(AJ23="o","o",IF(E23="1st",AK23,IF(E23="2nd",AL23,AJ23))))))</text:p>
          </table:table-cell>
          <table:table-cell office:value-type="string">
            <text:p>=IF(C23=1,1,IF(E23="","",IF(I22="",I21+1,I22)))</text:p>
          </table:table-cell>
          <table:table-cell office:value-type="string">
            <text:p>=IF(E23="","",IF(E22="",1,1+J22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23="?",CONCAT(AQ23,"Q ",AR23,":",TEXT(AS23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23="t","o",IF(E24="1st","o","d"))</text:p>
          </table:table-cell>
          <table:table-cell office:value-type="string">
            <text:p>=IF((F23-F24)&lt;=1,"d",IF((F23-F24)&gt;F23/3,"o","d"))</text:p>
          </table:table-cell>
          <table:table-cell office:value-type="string">
            <text:p>=IF((F23-F24)&lt;=1,"d",IF((F23-F24)&gt;=F23/2,"o","d"))</text:p>
          </table:table-cell>
          <table:table-cell office:value-type="string"/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29</text:p>
          </table:table-cell>
          <table:table-cell office:value-type="string">
            <text:p>49</text:p>
          </table:table-cell>
          <table:table-cell office:value-type="string"/>
          <table:table-cell office:value-type="string">
            <text:p>5</text:p>
          </table:table-cell>
          <table:table-cell office:value-type="string">
            <text:p>Penalty</text:p>
          </table:table-cell>
          <table:table-cell office:value-type="string">
            <text:p>Bouwmeester, Jack punt 45 yards to the FLORIDA4, fair catch by Wilson, Eugene, PENALTY FLORIDA substitution infraction 5 yards to the FLORIDA44, NO PLAY, 1ST DOWN UTAH.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23="","",IF(AT24="",AV23,AT23-AT24))</text:p>
          </table:table-cell>
          <table:table-cell office:value-type="string">
            <text:p>=BE23=AV23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23=A24,C23+1,1)</text:p>
          </table:table-cell>
          <table:table-cell office:value-type="string">
            <text:p>O</text:p>
          </table:table-cell>
          <table:table-cell office:value-type="string">
            <text:p>1st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=IF(E24="","",IF(K24="x","d",IF(K24="p","d",IF(AJ24="o","o",IF(E24="1st",AK24,IF(E24="2nd",AL24,AJ24))))))</text:p>
          </table:table-cell>
          <table:table-cell office:value-type="string">
            <text:p>=IF(C24=1,1,IF(E24="","",IF(I23="",I22+1,I23)))</text:p>
          </table:table-cell>
          <table:table-cell office:value-type="string">
            <text:p>=IF(E24="","",IF(E23="",1,1+J23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24="?",CONCAT(AQ24,"Q ",AR24,":",TEXT(AS24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24="t","o",IF(E25="1st","o","d"))</text:p>
          </table:table-cell>
          <table:table-cell office:value-type="string">
            <text:p>=IF((F24-F25)&lt;=1,"d",IF((F24-F25)&gt;F24/3,"o","d"))</text:p>
          </table:table-cell>
          <table:table-cell office:value-type="string">
            <text:p>=IF((F24-F25)&lt;=1,"d",IF((F24-F25)&gt;=F24/2,"o","d"))</text:p>
          </table:table-cell>
          <table:table-cell office:value-type="string"/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24</text:p>
          </table:table-cell>
          <table:table-cell office:value-type="string">
            <text:p>44</text:p>
          </table:table-cell>
          <table:table-cell office:value-type="string"/>
          <table:table-cell office:value-type="string">
            <text:p>0</text:p>
          </table:table-cell>
          <table:table-cell office:value-type="string">
            <text:p>Pass Incompletion</text:p>
          </table:table-cell>
          <table:table-cell office:value-type="string">
            <text:p>Bryson Barnes pass incomplete to Emery Simmon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24="","",IF(AT25="",AV24,AT24-AT25))</text:p>
          </table:table-cell>
          <table:table-cell office:value-type="string">
            <text:p>=BE24=AV24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24=A25,C24+1,1)</text:p>
          </table:table-cell>
          <table:table-cell office:value-type="string">
            <text:p>O</text:p>
          </table:table-cell>
          <table:table-cell office:value-type="string">
            <text:p>2nd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=IF(E25="","",IF(K25="x","d",IF(K25="p","d",IF(AJ25="o","o",IF(E25="1st",AK25,IF(E25="2nd",AL25,AJ25))))))</text:p>
          </table:table-cell>
          <table:table-cell office:value-type="string">
            <text:p>=IF(C25=1,1,IF(E25="","",IF(I24="",I23+1,I24)))</text:p>
          </table:table-cell>
          <table:table-cell office:value-type="string">
            <text:p>=IF(E25="","",IF(E24="",1,1+J24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25="?",CONCAT(AQ25,"Q ",AR25,":",TEXT(AS25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25="t","o",IF(E26="1st","o","d"))</text:p>
          </table:table-cell>
          <table:table-cell office:value-type="string">
            <text:p>=IF((F25-F26)&lt;=1,"d",IF((F25-F26)&gt;F25/3,"o","d"))</text:p>
          </table:table-cell>
          <table:table-cell office:value-type="string">
            <text:p>=IF((F25-F26)&lt;=1,"d",IF((F25-F26)&gt;=F25/2,"o","d"))</text:p>
          </table:table-cell>
          <table:table-cell office:value-type="string"/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44</text:p>
          </table:table-cell>
          <table:table-cell office:value-type="string"/>
          <table:table-cell office:value-type="string">
            <text:p>15</text:p>
          </table:table-cell>
          <table:table-cell office:value-type="string">
            <text:p>Pass Reception</text:p>
          </table:table-cell>
          <table:table-cell office:value-type="string">
            <text:p>Bryson Barnes pass complete to Mikey Matthews for 15 yds to the FLA 29 for a 1ST dow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25="","",IF(AT26="",AV25,AT25-AT26))</text:p>
          </table:table-cell>
          <table:table-cell office:value-type="string">
            <text:p>=BE25=AV25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25=A26,C25+1,1)</text:p>
          </table:table-cell>
          <table:table-cell office:value-type="string">
            <text:p>O</text:p>
          </table:table-cell>
          <table:table-cell office:value-type="string">
            <text:p>1st</text:p>
          </table:table-cell>
          <table:table-cell office:value-type="string">
            <text:p>10</text:p>
          </table:table-cell>
          <table:table-cell office:value-type="string">
            <text:p>r</text:p>
          </table:table-cell>
          <table:table-cell office:value-type="string">
            <text:p>=IF(E26="","",IF(K26="x","d",IF(K26="p","d",IF(AJ26="o","o",IF(E26="1st",AK26,IF(E26="2nd",AL26,AJ26))))))</text:p>
          </table:table-cell>
          <table:table-cell office:value-type="string">
            <text:p>=IF(C26=1,1,IF(E26="","",IF(I25="",I24+1,I25)))</text:p>
          </table:table-cell>
          <table:table-cell office:value-type="string">
            <text:p>=IF(E26="","",IF(E25="",1,1+J25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26="?",CONCAT(AQ26,"Q ",AR26,":",TEXT(AS26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26="t","o",IF(E27="1st","o","d"))</text:p>
          </table:table-cell>
          <table:table-cell office:value-type="string">
            <text:p>=IF((F26-F27)&lt;=1,"d",IF((F26-F27)&gt;F26/3,"o","d"))</text:p>
          </table:table-cell>
          <table:table-cell office:value-type="string">
            <text:p>=IF((F26-F27)&lt;=1,"d",IF((F26-F27)&gt;=F26/2,"o","d"))</text:p>
          </table:table-cell>
          <table:table-cell office:value-type="string"/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30</text:p>
          </table:table-cell>
          <table:table-cell office:value-type="string">
            <text:p>29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Rush</text:p>
          </table:table-cell>
          <table:table-cell office:value-type="string">
            <text:p>Nate Johnson run for 2 yds to the FLA 27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26="","",IF(AT27="",AV26,AT26-AT27))</text:p>
          </table:table-cell>
          <table:table-cell office:value-type="string">
            <text:p>=BE26=AV26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26=A27,C26+1,1)</text:p>
          </table:table-cell>
          <table:table-cell office:value-type="string">
            <text:p>O</text:p>
          </table:table-cell>
          <table:table-cell office:value-type="string">
            <text:p>2nd</text:p>
          </table:table-cell>
          <table:table-cell office:value-type="string">
            <text:p>8</text:p>
          </table:table-cell>
          <table:table-cell office:value-type="string">
            <text:p>r</text:p>
          </table:table-cell>
          <table:table-cell office:value-type="string">
            <text:p>=IF(E27="","",IF(K27="x","d",IF(K27="p","d",IF(AJ27="o","o",IF(E27="1st",AK27,IF(E27="2nd",AL27,AJ27))))))</text:p>
          </table:table-cell>
          <table:table-cell office:value-type="string">
            <text:p>=IF(C27=1,1,IF(E27="","",IF(I26="",I25+1,I26)))</text:p>
          </table:table-cell>
          <table:table-cell office:value-type="string">
            <text:p>=IF(E27="","",IF(E26="",1,1+J26))</text:p>
          </table:table-cell>
          <table:table-cell office:value-type="string">
            <text:p>t</text:p>
          </table:table-cell>
          <table:table-cell office:value-type="string"/>
          <table:table-cell office:value-type="string"/>
          <table:table-cell office:value-type="string">
            <text:p>=IF(G27="?",CONCAT(AQ27,"Q ",AR27,":",TEXT(AS27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27="t","o",IF(E28="1st","o","d"))</text:p>
          </table:table-cell>
          <table:table-cell office:value-type="string">
            <text:p>=IF((F27-F28)&lt;=1,"d",IF((F27-F28)&gt;F27/3,"o","d"))</text:p>
          </table:table-cell>
          <table:table-cell office:value-type="string">
            <text:p>=IF((F27-F28)&lt;=1,"d",IF((F27-F28)&gt;=F27/2,"o","d"))</text:p>
          </table:table-cell>
          <table:table-cell office:value-type="string"/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50</text:p>
          </table:table-cell>
          <table:table-cell office:value-type="string">
            <text:p>27</text:p>
          </table:table-cell>
          <table:table-cell office:value-type="string"/>
          <table:table-cell office:value-type="string">
            <text:p>27</text:p>
          </table:table-cell>
          <table:table-cell office:value-type="string">
            <text:p>Rushing Touchdown</text:p>
          </table:table-cell>
          <table:table-cell office:value-type="string">
            <text:p>Nate Johnson 27 Yd Run (Cole Becker Kick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27="","",IF(AT28="",AV27,AT27-AT28))</text:p>
          </table:table-cell>
          <table:table-cell office:value-type="string">
            <text:p>=BE27=AV27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27=A28,C27+1,1)</text:p>
          </table:table-cell>
          <table:table-cell office:value-type="string">
            <text:p>O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E28="","",IF(K28="x","d",IF(K28="p","d",IF(AJ28="o","o",IF(E28="1st",AK28,IF(E28="2nd",AL28,AJ28))))))</text:p>
          </table:table-cell>
          <table:table-cell office:value-type="string">
            <text:p>=IF(C28=1,1,IF(E28="","",IF(I27="",I26+1,I27)))</text:p>
          </table:table-cell>
          <table:table-cell office:value-type="string">
            <text:p>=IF(E28="","",IF(E27="",1,1+J27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28="?",CONCAT(AQ28,"Q ",AR28,":",TEXT(AS28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28="t","o",IF(E29="1st","o","d"))</text:p>
          </table:table-cell>
          <table:table-cell office:value-type="string">
            <text:p>=IF((F28-F29)&lt;=1,"d",IF((F28-F29)&gt;F28/3,"o","d"))</text:p>
          </table:table-cell>
          <table:table-cell office:value-type="string">
            <text:p>=IF((F28-F29)&lt;=1,"d",IF((F28-F29)&gt;=F28/2,"o","d")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28="","",IF(AT29="",AV28,AT28-AT29))</text:p>
          </table:table-cell>
          <table:table-cell office:value-type="string">
            <text:p>=BE28=AV28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28=A29,C28+1,1)</text:p>
          </table:table-cell>
          <table:table-cell office:value-type="string">
            <text:p>O</text:p>
          </table:table-cell>
          <table:table-cell office:value-type="string">
            <text:p>1st</text:p>
          </table:table-cell>
          <table:table-cell office:value-type="string">
            <text:p>10</text:p>
          </table:table-cell>
          <table:table-cell office:value-type="string">
            <text:p>r</text:p>
          </table:table-cell>
          <table:table-cell office:value-type="string">
            <text:p>=IF(E29="","",IF(K29="x","d",IF(K29="p","d",IF(AJ29="o","o",IF(E29="1st",AK29,IF(E29="2nd",AL29,AJ29))))))</text:p>
          </table:table-cell>
          <table:table-cell office:value-type="string">
            <text:p>=IF(C29=1,1,IF(E29="","",IF(I28="",I27+1,I28)))</text:p>
          </table:table-cell>
          <table:table-cell office:value-type="string">
            <text:p>=IF(E29="","",IF(E28="",1,1+J28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29="?",CONCAT(AQ29,"Q ",AR29,":",TEXT(AS29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29="t","o",IF(E30="1st","o","d"))</text:p>
          </table:table-cell>
          <table:table-cell office:value-type="string">
            <text:p>=IF((F29-F30)&lt;=1,"d",IF((F29-F30)&gt;F29/3,"o","d"))</text:p>
          </table:table-cell>
          <table:table-cell office:value-type="string">
            <text:p>=IF((F29-F30)&lt;=1,"d",IF((F29-F30)&gt;=F29/2,"o","d"))</text:p>
          </table:table-cell>
          <table:table-cell office:value-type="string"/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26</text:p>
          </table:table-cell>
          <table:table-cell office:value-type="string">
            <text:p>46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Rush</text:p>
          </table:table-cell>
          <table:table-cell office:value-type="string">
            <text:p>Ja'Quinden Jackson run for 2 yds to the FLA 44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29="","",IF(AT30="",AV29,AT29-AT30))</text:p>
          </table:table-cell>
          <table:table-cell office:value-type="string">
            <text:p>=BE29=AV29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29=A30,C29+1,1)</text:p>
          </table:table-cell>
          <table:table-cell office:value-type="string">
            <text:p>O</text:p>
          </table:table-cell>
          <table:table-cell office:value-type="string">
            <text:p>2nd</text:p>
          </table:table-cell>
          <table:table-cell office:value-type="string">
            <text:p>8</text:p>
          </table:table-cell>
          <table:table-cell office:value-type="string">
            <text:p>p</text:p>
          </table:table-cell>
          <table:table-cell office:value-type="string">
            <text:p>=IF(E30="","",IF(K30="x","d",IF(K30="p","d",IF(AJ30="o","o",IF(E30="1st",AK30,IF(E30="2nd",AL30,AJ30))))))</text:p>
          </table:table-cell>
          <table:table-cell office:value-type="string">
            <text:p>=IF(C30=1,1,IF(E30="","",IF(I29="",I28+1,I29)))</text:p>
          </table:table-cell>
          <table:table-cell office:value-type="string">
            <text:p>=IF(E30="","",IF(E29="",1,1+J29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30="?",CONCAT(AQ30,"Q ",AR30,":",TEXT(AS30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30="t","o",IF(E31="1st","o","d"))</text:p>
          </table:table-cell>
          <table:table-cell office:value-type="string">
            <text:p>=IF((F30-F31)&lt;=1,"d",IF((F30-F31)&gt;F30/3,"o","d"))</text:p>
          </table:table-cell>
          <table:table-cell office:value-type="string">
            <text:p>=IF((F30-F31)&lt;=1,"d",IF((F30-F31)&gt;=F30/2,"o","d"))</text:p>
          </table:table-cell>
          <table:table-cell office:value-type="string"/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57</text:p>
          </table:table-cell>
          <table:table-cell office:value-type="string">
            <text:p>44</text:p>
          </table:table-cell>
          <table:table-cell office:value-type="string"/>
          <table:table-cell office:value-type="string">
            <text:p>4</text:p>
          </table:table-cell>
          <table:table-cell office:value-type="string">
            <text:p>Pass Reception</text:p>
          </table:table-cell>
          <table:table-cell office:value-type="string">
            <text:p>Bryson Barnes pass complete to Thomas Yassmin for 4 yds to the FLA 40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30="","",IF(AT31="",AV30,AT30-AT31))</text:p>
          </table:table-cell>
          <table:table-cell office:value-type="string">
            <text:p>=BE30=AV30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30=A31,C30+1,1)</text:p>
          </table:table-cell>
          <table:table-cell office:value-type="string">
            <text:p>O</text:p>
          </table:table-cell>
          <table:table-cell office:value-type="string">
            <text:p>3rd</text:p>
          </table:table-cell>
          <table:table-cell office:value-type="string">
            <text:p>4</text:p>
          </table:table-cell>
          <table:table-cell office:value-type="string">
            <text:p>r</text:p>
          </table:table-cell>
          <table:table-cell office:value-type="string">
            <text:p>=IF(E31="","",IF(K31="x","d",IF(K31="p","d",IF(AJ31="o","o",IF(E31="1st",AK31,IF(E31="2nd",AL31,AJ31))))))</text:p>
          </table:table-cell>
          <table:table-cell office:value-type="string">
            <text:p>=IF(C31=1,1,IF(E31="","",IF(I30="",I29+1,I30)))</text:p>
          </table:table-cell>
          <table:table-cell office:value-type="string">
            <text:p>=IF(E31="","",IF(E30="",1,1+J30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31="?",CONCAT(AQ31,"Q ",AR31,":",TEXT(AS31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31="t","o",IF(E32="1st","o","d"))</text:p>
          </table:table-cell>
          <table:table-cell office:value-type="string">
            <text:p>=IF((F31-F32)&lt;=1,"d",IF((F31-F32)&gt;F31/3,"o","d"))</text:p>
          </table:table-cell>
          <table:table-cell office:value-type="string">
            <text:p>=IF((F31-F32)&lt;=1,"d",IF((F31-F32)&gt;=F31/2,"o","d"))</text:p>
          </table:table-cell>
          <table:table-cell office:value-type="string"/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9</text:p>
          </table:table-cell>
          <table:table-cell office:value-type="string">
            <text:p>40</text:p>
          </table:table-cell>
          <table:table-cell office:value-type="string"/>
          <table:table-cell office:value-type="string">
            <text:p>7</text:p>
          </table:table-cell>
          <table:table-cell office:value-type="string">
            <text:p>Rush</text:p>
          </table:table-cell>
          <table:table-cell office:value-type="string">
            <text:p>Micah Bernard run for 7 yds to the FLA 33 for a 1ST dow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31="","",IF(AT32="",AV31,AT31-AT32))</text:p>
          </table:table-cell>
          <table:table-cell office:value-type="string">
            <text:p>=BE31=AV31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31=A32,C31+1,1)</text:p>
          </table:table-cell>
          <table:table-cell office:value-type="string">
            <text:p>O</text:p>
          </table:table-cell>
          <table:table-cell office:value-type="string">
            <text:p>1st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=IF(E32="","",IF(K32="x","d",IF(K32="p","d",IF(AJ32="o","o",IF(E32="1st",AK32,IF(E32="2nd",AL32,AJ32))))))</text:p>
          </table:table-cell>
          <table:table-cell office:value-type="string">
            <text:p>=IF(C32=1,1,IF(E32="","",IF(I31="",I30+1,I31)))</text:p>
          </table:table-cell>
          <table:table-cell office:value-type="string">
            <text:p>=IF(E32="","",IF(E31="",1,1+J31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32="?",CONCAT(AQ32,"Q ",AR32,":",TEXT(AS32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32="t","o",IF(E33="1st","o","d"))</text:p>
          </table:table-cell>
          <table:table-cell office:value-type="string">
            <text:p>=IF((F32-F33)&lt;=1,"d",IF((F32-F33)&gt;F32/3,"o","d"))</text:p>
          </table:table-cell>
          <table:table-cell office:value-type="string">
            <text:p>=IF((F32-F33)&lt;=1,"d",IF((F32-F33)&gt;=F32/2,"o","d"))</text:p>
          </table:table-cell>
          <table:table-cell office:value-type="string"/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37</text:p>
          </table:table-cell>
          <table:table-cell office:value-type="string">
            <text:p>33</text:p>
          </table:table-cell>
          <table:table-cell office:value-type="string"/>
          <table:table-cell office:value-type="string">
            <text:p>0</text:p>
          </table:table-cell>
          <table:table-cell office:value-type="string">
            <text:p>Pass Incompletion</text:p>
          </table:table-cell>
          <table:table-cell office:value-type="string">
            <text:p>Devaughn Vele pass incomplete to Micah Bernard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32="","",IF(AT33="",AV32,AT32-AT33))</text:p>
          </table:table-cell>
          <table:table-cell office:value-type="string">
            <text:p>=BE32=AV32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32=A33,C32+1,1)</text:p>
          </table:table-cell>
          <table:table-cell office:value-type="string">
            <text:p>O</text:p>
          </table:table-cell>
          <table:table-cell office:value-type="string">
            <text:p>2nd</text:p>
          </table:table-cell>
          <table:table-cell office:value-type="string">
            <text:p>10</text:p>
          </table:table-cell>
          <table:table-cell office:value-type="string">
            <text:p>r</text:p>
          </table:table-cell>
          <table:table-cell office:value-type="string">
            <text:p>=IF(E33="","",IF(K33="x","d",IF(K33="p","d",IF(AJ33="o","o",IF(E33="1st",AK33,IF(E33="2nd",AL33,AJ33))))))</text:p>
          </table:table-cell>
          <table:table-cell office:value-type="string">
            <text:p>=IF(C33=1,1,IF(E33="","",IF(I32="",I31+1,I32)))</text:p>
          </table:table-cell>
          <table:table-cell office:value-type="string">
            <text:p>=IF(E33="","",IF(E32="",1,1+J32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33="?",CONCAT(AQ33,"Q ",AR33,":",TEXT(AS33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33="t","o",IF(E34="1st","o","d"))</text:p>
          </table:table-cell>
          <table:table-cell office:value-type="string">
            <text:p>=IF((F33-F34)&lt;=1,"d",IF((F33-F34)&gt;F33/3,"o","d"))</text:p>
          </table:table-cell>
          <table:table-cell office:value-type="string">
            <text:p>=IF((F33-F34)&lt;=1,"d",IF((F33-F34)&gt;=F33/2,"o","d"))</text:p>
          </table:table-cell>
          <table:table-cell office:value-type="string"/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29</text:p>
          </table:table-cell>
          <table:table-cell office:value-type="string">
            <text:p>33</text:p>
          </table:table-cell>
          <table:table-cell office:value-type="string"/>
          <table:table-cell office:value-type="string">
            <text:p>1</text:p>
          </table:table-cell>
          <table:table-cell office:value-type="string">
            <text:p>Rush</text:p>
          </table:table-cell>
          <table:table-cell office:value-type="string">
            <text:p>Bryson Barnes run for 1 yd to the FLA 32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33="","",IF(AT34="",AV33,AT33-AT34))</text:p>
          </table:table-cell>
          <table:table-cell office:value-type="string">
            <text:p>=BE33=AV33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33=A34,C33+1,1)</text:p>
          </table:table-cell>
          <table:table-cell office:value-type="string">
            <text:p>O</text:p>
          </table:table-cell>
          <table:table-cell office:value-type="string">
            <text:p>3rd</text:p>
          </table:table-cell>
          <table:table-cell office:value-type="string">
            <text:p>9</text:p>
          </table:table-cell>
          <table:table-cell office:value-type="string">
            <text:p>p</text:p>
          </table:table-cell>
          <table:table-cell office:value-type="string">
            <text:p>=IF(E34="","",IF(K34="x","d",IF(K34="p","d",IF(AJ34="o","o",IF(E34="1st",AK34,IF(E34="2nd",AL34,AJ34))))))</text:p>
          </table:table-cell>
          <table:table-cell office:value-type="string">
            <text:p>=IF(C34=1,1,IF(E34="","",IF(I33="",I32+1,I33)))</text:p>
          </table:table-cell>
          <table:table-cell office:value-type="string">
            <text:p>=IF(E34="","",IF(E33="",1,1+J33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34="?",CONCAT(AQ34,"Q ",AR34,":",TEXT(AS34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34="t","o",IF(E35="1st","o","d"))</text:p>
          </table:table-cell>
          <table:table-cell office:value-type="string">
            <text:p>=IF((F34-F35)&lt;=1,"d",IF((F34-F35)&gt;F34/3,"o","d"))</text:p>
          </table:table-cell>
          <table:table-cell office:value-type="string">
            <text:p>=IF((F34-F35)&lt;=1,"d",IF((F34-F35)&gt;=F34/2,"o","d"))</text:p>
          </table:table-cell>
          <table:table-cell office:value-type="string"/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59</text:p>
          </table:table-cell>
          <table:table-cell office:value-type="string">
            <text:p>32</text:p>
          </table:table-cell>
          <table:table-cell office:value-type="string"/>
          <table:table-cell office:value-type="string">
            <text:p>0</text:p>
          </table:table-cell>
          <table:table-cell office:value-type="string">
            <text:p>Pass Incompletion</text:p>
          </table:table-cell>
          <table:table-cell office:value-type="string">
            <text:p>Bryson Barnes pass incomplete to Mycah Pittma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34="","",IF(AT35="",AV34,AT34-AT35))</text:p>
          </table:table-cell>
          <table:table-cell office:value-type="string">
            <text:p>=BE34=AV34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34=A35,C34+1,1)</text:p>
          </table:table-cell>
          <table:table-cell office:value-type="string">
            <text:p>O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E35="","",IF(K35="x","d",IF(K35="p","d",IF(AJ35="o","o",IF(E35="1st",AK35,IF(E35="2nd",AL35,AJ35))))))</text:p>
          </table:table-cell>
          <table:table-cell office:value-type="string">
            <text:p>=IF(C35=1,1,IF(E35="","",IF(I34="",I33+1,I34)))</text:p>
          </table:table-cell>
          <table:table-cell office:value-type="string">
            <text:p>=IF(E35="","",IF(E34="",1,1+J34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35="?",CONCAT(AQ35,"Q ",AR35,":",TEXT(AS35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35="t","o",IF(E36="1st","o","d"))</text:p>
          </table:table-cell>
          <table:table-cell office:value-type="string">
            <text:p>=IF((F35-F36)&lt;=1,"d",IF((F35-F36)&gt;F35/3,"o","d"))</text:p>
          </table:table-cell>
          <table:table-cell office:value-type="string">
            <text:p>=IF((F35-F36)&lt;=1,"d",IF((F35-F36)&gt;=F35/2,"o","d")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35="","",IF(AT36="",AV35,AT35-AT36))</text:p>
          </table:table-cell>
          <table:table-cell office:value-type="string">
            <text:p>=BE35=AV35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35=A36,C35+1,1)</text:p>
          </table:table-cell>
          <table:table-cell office:value-type="string">
            <text:p>O</text:p>
          </table:table-cell>
          <table:table-cell office:value-type="string">
            <text:p>1st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=IF(E36="","",IF(K36="x","d",IF(K36="p","d",IF(AJ36="o","o",IF(E36="1st",AK36,IF(E36="2nd",AL36,AJ36))))))</text:p>
          </table:table-cell>
          <table:table-cell office:value-type="string">
            <text:p>=IF(C36=1,1,IF(E36="","",IF(I35="",I34+1,I35)))</text:p>
          </table:table-cell>
          <table:table-cell office:value-type="string">
            <text:p>=IF(E36="","",IF(E35="",1,1+J35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36="?",CONCAT(AQ36,"Q ",AR36,":",TEXT(AS36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36="t","o",IF(E37="1st","o","d"))</text:p>
          </table:table-cell>
          <table:table-cell office:value-type="string">
            <text:p>=IF((F36-F37)&lt;=1,"d",IF((F36-F37)&gt;F36/3,"o","d"))</text:p>
          </table:table-cell>
          <table:table-cell office:value-type="string">
            <text:p>=IF((F36-F37)&lt;=1,"d",IF((F36-F37)&gt;=F36/2,"o","d"))</text:p>
          </table:table-cell>
          <table:table-cell office:value-type="string"/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7</text:p>
          </table:table-cell>
          <table:table-cell office:value-type="string">
            <text:p>73</text:p>
          </table:table-cell>
          <table:table-cell office:value-type="string"/>
          <table:table-cell office:value-type="string">
            <text:p>8</text:p>
          </table:table-cell>
          <table:table-cell office:value-type="string">
            <text:p>Pass Reception</text:p>
          </table:table-cell>
          <table:table-cell office:value-type="string">
            <text:p>Bryson Barnes pass complete to Micah Bernard for 8 yds to the UTAH 35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36="","",IF(AT37="",AV36,AT36-AT37))</text:p>
          </table:table-cell>
          <table:table-cell office:value-type="string">
            <text:p>=BE36=AV36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36=A37,C36+1,1)</text:p>
          </table:table-cell>
          <table:table-cell office:value-type="string">
            <text:p>O</text:p>
          </table:table-cell>
          <table:table-cell office:value-type="string">
            <text:p>2nd</text:p>
          </table:table-cell>
          <table:table-cell office:value-type="string">
            <text:p>2</text:p>
          </table:table-cell>
          <table:table-cell office:value-type="string">
            <text:p>p</text:p>
          </table:table-cell>
          <table:table-cell office:value-type="string">
            <text:p>=IF(E37="","",IF(K37="x","d",IF(K37="p","d",IF(AJ37="o","o",IF(E37="1st",AK37,IF(E37="2nd",AL37,AJ37))))))</text:p>
          </table:table-cell>
          <table:table-cell office:value-type="string">
            <text:p>=IF(C37=1,1,IF(E37="","",IF(I36="",I35+1,I36)))</text:p>
          </table:table-cell>
          <table:table-cell office:value-type="string">
            <text:p>=IF(E37="","",IF(E36="",1,1+J36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37="?",CONCAT(AQ37,"Q ",AR37,":",TEXT(AS37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37="t","o",IF(E38="1st","o","d"))</text:p>
          </table:table-cell>
          <table:table-cell office:value-type="string">
            <text:p>=IF((F37-F38)&lt;=1,"d",IF((F37-F38)&gt;F37/3,"o","d"))</text:p>
          </table:table-cell>
          <table:table-cell office:value-type="string">
            <text:p>=IF((F37-F38)&lt;=1,"d",IF((F37-F38)&gt;=F37/2,"o","d"))</text:p>
          </table:table-cell>
          <table:table-cell office:value-type="string"/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0</text:p>
          </table:table-cell>
          <table:table-cell office:value-type="string">
            <text:p>65</text:p>
          </table:table-cell>
          <table:table-cell office:value-type="string"/>
          <table:table-cell office:value-type="string">
            <text:p>10</text:p>
          </table:table-cell>
          <table:table-cell office:value-type="string">
            <text:p>Pass Reception</text:p>
          </table:table-cell>
          <table:table-cell office:value-type="string">
            <text:p>Bryson Barnes pass complete to Mikey Matthews for 10 yds to the UTAH 45 for a 1ST dow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37="","",IF(AT38="",AV37,AT37-AT38))</text:p>
          </table:table-cell>
          <table:table-cell office:value-type="string">
            <text:p>=BE37=AV37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37=A38,C37+1,1)</text:p>
          </table:table-cell>
          <table:table-cell office:value-type="string">
            <text:p>O</text:p>
          </table:table-cell>
          <table:table-cell office:value-type="string">
            <text:p>1st</text:p>
          </table:table-cell>
          <table:table-cell office:value-type="string">
            <text:p>10</text:p>
          </table:table-cell>
          <table:table-cell office:value-type="string">
            <text:p>p</text:p>
          </table:table-cell>
          <table:table-cell office:value-type="string">
            <text:p>=IF(E38="","",IF(K38="x","d",IF(K38="p","d",IF(AJ38="o","o",IF(E38="1st",AK38,IF(E38="2nd",AL38,AJ38))))))</text:p>
          </table:table-cell>
          <table:table-cell office:value-type="string">
            <text:p>=IF(C38=1,1,IF(E38="","",IF(I37="",I36+1,I37)))</text:p>
          </table:table-cell>
          <table:table-cell office:value-type="string">
            <text:p>=IF(E38="","",IF(E37="",1,1+J37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38="?",CONCAT(AQ38,"Q ",AR38,":",TEXT(AS38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38="t","o",IF(E39="1st","o","d"))</text:p>
          </table:table-cell>
          <table:table-cell office:value-type="string">
            <text:p>=IF((F38-F39)&lt;=1,"d",IF((F38-F39)&gt;F38/3,"o","d"))</text:p>
          </table:table-cell>
          <table:table-cell office:value-type="string">
            <text:p>=IF((F38-F39)&lt;=1,"d",IF((F38-F39)&gt;=F38/2,"o","d"))</text:p>
          </table:table-cell>
          <table:table-cell office:value-type="string"/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0</text:p>
          </table:table-cell>
          <table:table-cell office:value-type="string">
            <text:p>55</text:p>
          </table:table-cell>
          <table:table-cell office:value-type="string"/>
          <table:table-cell office:value-type="string">
            <text:p>5</text:p>
          </table:table-cell>
          <table:table-cell office:value-type="string">
            <text:p>Pass Reception</text:p>
          </table:table-cell>
          <table:table-cell office:value-type="string">
            <text:p>Bryson Barnes pass complete to Devaughn Vele for 5 yds to the 50 yard lin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38="","",IF(AT39="",AV38,AT38-AT39))</text:p>
          </table:table-cell>
          <table:table-cell office:value-type="string">
            <text:p>=BE38=AV38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38=A39,C38+1,1)</text:p>
          </table:table-cell>
          <table:table-cell office:value-type="string">
            <text:p>O</text:p>
          </table:table-cell>
          <table:table-cell office:value-type="string">
            <text:p>2nd</text:p>
          </table:table-cell>
          <table:table-cell office:value-type="string">
            <text:p>5</text:p>
          </table:table-cell>
          <table:table-cell office:value-type="string">
            <text:p>p</text:p>
          </table:table-cell>
          <table:table-cell office:value-type="string">
            <text:p>=IF(E39="","",IF(K39="x","d",IF(K39="p","d",IF(AJ39="o","o",IF(E39="1st",AK39,IF(E39="2nd",AL39,AJ39))))))</text:p>
          </table:table-cell>
          <table:table-cell office:value-type="string">
            <text:p>=IF(C39=1,1,IF(E39="","",IF(I38="",I37+1,I38)))</text:p>
          </table:table-cell>
          <table:table-cell office:value-type="string">
            <text:p>=IF(E39="","",IF(E38="",1,1+J38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39="?",CONCAT(AQ39,"Q ",AR39,":",TEXT(AS39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39="t","o",IF(E40="1st","o","d"))</text:p>
          </table:table-cell>
          <table:table-cell office:value-type="string">
            <text:p>=IF((F39-F40)&lt;=1,"d",IF((F39-F40)&gt;F39/3,"o","d"))</text:p>
          </table:table-cell>
          <table:table-cell office:value-type="string">
            <text:p>=IF((F39-F40)&lt;=1,"d",IF((F39-F40)&gt;=F39/2,"o","d"))</text:p>
          </table:table-cell>
          <table:table-cell office:value-type="string"/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3</text:p>
          </table:table-cell>
          <table:table-cell office:value-type="string">
            <text:p>50</text:p>
          </table:table-cell>
          <table:table-cell office:value-type="string"/>
          <table:table-cell office:value-type="string">
            <text:p>0</text:p>
          </table:table-cell>
          <table:table-cell office:value-type="string">
            <text:p>Pass Incompletion</text:p>
          </table:table-cell>
          <table:table-cell office:value-type="string">
            <text:p>Bryson Barnes pass incomplete to Thomas Yassmi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39="","",IF(AT40="",AV39,AT39-AT40))</text:p>
          </table:table-cell>
          <table:table-cell office:value-type="string">
            <text:p>=BE39=AV39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39=A40,C39+1,1)</text:p>
          </table:table-cell>
          <table:table-cell office:value-type="string">
            <text:p>O</text:p>
          </table:table-cell>
          <table:table-cell office:value-type="string">
            <text:p>3rd</text:p>
          </table:table-cell>
          <table:table-cell office:value-type="string">
            <text:p>5</text:p>
          </table:table-cell>
          <table:table-cell office:value-type="string">
            <text:p>p</text:p>
          </table:table-cell>
          <table:table-cell office:value-type="string">
            <text:p>=IF(E40="","",IF(K40="x","d",IF(K40="p","d",IF(AJ40="o","o",IF(E40="1st",AK40,IF(E40="2nd",AL40,AJ40))))))</text:p>
          </table:table-cell>
          <table:table-cell office:value-type="string">
            <text:p>=IF(C40=1,1,IF(E40="","",IF(I39="",I38+1,I39)))</text:p>
          </table:table-cell>
          <table:table-cell office:value-type="string">
            <text:p>=IF(E40="","",IF(E39="",1,1+J39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40="?",CONCAT(AQ40,"Q ",AR40,":",TEXT(AS40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40="t","o",IF(E41="1st","o","d"))</text:p>
          </table:table-cell>
          <table:table-cell office:value-type="string">
            <text:p>=IF((F40-F41)&lt;=1,"d",IF((F40-F41)&gt;F40/3,"o","d"))</text:p>
          </table:table-cell>
          <table:table-cell office:value-type="string">
            <text:p>=IF((F40-F41)&lt;=1,"d",IF((F40-F41)&gt;=F40/2,"o","d"))</text:p>
          </table:table-cell>
          <table:table-cell office:value-type="string"/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1</text:p>
          </table:table-cell>
          <table:table-cell office:value-type="string">
            <text:p>50</text:p>
          </table:table-cell>
          <table:table-cell office:value-type="string"/>
          <table:table-cell office:value-type="string">
            <text:p>0</text:p>
          </table:table-cell>
          <table:table-cell office:value-type="string">
            <text:p>Pass Reception</text:p>
          </table:table-cell>
          <table:table-cell office:value-type="string">
            <text:p>Bryson Barnes pass complete to Mikey Matthews for no gain to the 50 yard lin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40="","",IF(AT41="",AV40,AT40-AT41))</text:p>
          </table:table-cell>
          <table:table-cell office:value-type="string">
            <text:p>=BE40=AV40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40=A41,C40+1,1)</text:p>
          </table:table-cell>
          <table:table-cell office:value-type="string">
            <text:p>O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E41="","",IF(K41="x","d",IF(K41="p","d",IF(AJ41="o","o",IF(E41="1st",AK41,IF(E41="2nd",AL41,AJ41))))))</text:p>
          </table:table-cell>
          <table:table-cell office:value-type="string">
            <text:p>=IF(C41=1,1,IF(E41="","",IF(I40="",I39+1,I40)))</text:p>
          </table:table-cell>
          <table:table-cell office:value-type="string">
            <text:p>=IF(E41="","",IF(E40="",1,1+J40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41="?",CONCAT(AQ41,"Q ",AR41,":",TEXT(AS41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41="t","o",IF(E42="1st","o","d"))</text:p>
          </table:table-cell>
          <table:table-cell office:value-type="string">
            <text:p>=IF((F41-F42)&lt;=1,"d",IF((F41-F42)&gt;F41/3,"o","d"))</text:p>
          </table:table-cell>
          <table:table-cell office:value-type="string">
            <text:p>=IF((F41-F42)&lt;=1,"d",IF((F41-F42)&gt;=F41/2,"o","d")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41="","",IF(AT42="",AV41,AT41-AT42))</text:p>
          </table:table-cell>
          <table:table-cell office:value-type="string">
            <text:p>=BE41=AV41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41=A42,C41+1,1)</text:p>
          </table:table-cell>
          <table:table-cell office:value-type="string">
            <text:p>O</text:p>
          </table:table-cell>
          <table:table-cell office:value-type="string">
            <text:p>1st</text:p>
          </table:table-cell>
          <table:table-cell office:value-type="string">
            <text:p>10</text:p>
          </table:table-cell>
          <table:table-cell office:value-type="string">
            <text:p>r</text:p>
          </table:table-cell>
          <table:table-cell office:value-type="string">
            <text:p>=IF(E42="","",IF(K42="x","d",IF(K42="p","d",IF(AJ42="o","o",IF(E42="1st",AK42,IF(E42="2nd",AL42,AJ42))))))</text:p>
          </table:table-cell>
          <table:table-cell office:value-type="string">
            <text:p>=IF(C42=1,1,IF(E42="","",IF(I41="",I40+1,I41)))</text:p>
          </table:table-cell>
          <table:table-cell office:value-type="string">
            <text:p>=IF(E42="","",IF(E41="",1,1+J41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42="?",CONCAT(AQ42,"Q ",AR42,":",TEXT(AS42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42="t","o",IF(E43="1st","o","d"))</text:p>
          </table:table-cell>
          <table:table-cell office:value-type="string">
            <text:p>=IF((F42-F43)&lt;=1,"d",IF((F42-F43)&gt;F42/3,"o","d"))</text:p>
          </table:table-cell>
          <table:table-cell office:value-type="string">
            <text:p>=IF((F42-F43)&lt;=1,"d",IF((F42-F43)&gt;=F42/2,"o","d"))</text:p>
          </table:table-cell>
          <table:table-cell office:value-type="string"/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42</text:p>
          </table:table-cell>
          <table:table-cell office:value-type="string">
            <text:p>75</text:p>
          </table:table-cell>
          <table:table-cell office:value-type="string"/>
          <table:table-cell office:value-type="string">
            <text:p>4</text:p>
          </table:table-cell>
          <table:table-cell office:value-type="string">
            <text:p>Rush</text:p>
          </table:table-cell>
          <table:table-cell office:value-type="string">
            <text:p>Ja'Quinden Jackson run for 4 yds to the UTAH 29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42="","",IF(AT43="",AV42,AT42-AT43))</text:p>
          </table:table-cell>
          <table:table-cell office:value-type="string">
            <text:p>=BE42=AV42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42=A43,C42+1,1)</text:p>
          </table:table-cell>
          <table:table-cell office:value-type="string">
            <text:p>O</text:p>
          </table:table-cell>
          <table:table-cell office:value-type="string">
            <text:p>2nd</text:p>
          </table:table-cell>
          <table:table-cell office:value-type="string">
            <text:p>6</text:p>
          </table:table-cell>
          <table:table-cell office:value-type="string">
            <text:p>r</text:p>
          </table:table-cell>
          <table:table-cell office:value-type="string">
            <text:p>=IF(E43="","",IF(K43="x","d",IF(K43="p","d",IF(AJ43="o","o",IF(E43="1st",AK43,IF(E43="2nd",AL43,AJ43))))))</text:p>
          </table:table-cell>
          <table:table-cell office:value-type="string">
            <text:p>=IF(C43=1,1,IF(E43="","",IF(I42="",I41+1,I42)))</text:p>
          </table:table-cell>
          <table:table-cell office:value-type="string">
            <text:p>=IF(E43="","",IF(E42="",1,1+J42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43="?",CONCAT(AQ43,"Q ",AR43,":",TEXT(AS43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43="t","o",IF(E44="1st","o","d"))</text:p>
          </table:table-cell>
          <table:table-cell office:value-type="string">
            <text:p>=IF((F43-F44)&lt;=1,"d",IF((F43-F44)&gt;F43/3,"o","d"))</text:p>
          </table:table-cell>
          <table:table-cell office:value-type="string">
            <text:p>=IF((F43-F44)&lt;=1,"d",IF((F43-F44)&gt;=F43/2,"o","d"))</text:p>
          </table:table-cell>
          <table:table-cell office:value-type="string"/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71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Rush</text:p>
          </table:table-cell>
          <table:table-cell office:value-type="string">
            <text:p>Jaylon Glover run for 2 yds to the UTAH 31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43="","",IF(AT44="",AV43,AT43-AT44))</text:p>
          </table:table-cell>
          <table:table-cell office:value-type="string">
            <text:p>=BE43=AV43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43=A44,C43+1,1)</text:p>
          </table:table-cell>
          <table:table-cell office:value-type="string">
            <text:p>O</text:p>
          </table:table-cell>
          <table:table-cell office:value-type="string">
            <text:p>3rd</text:p>
          </table:table-cell>
          <table:table-cell office:value-type="string">
            <text:p>4</text:p>
          </table:table-cell>
          <table:table-cell office:value-type="string">
            <text:p>p</text:p>
          </table:table-cell>
          <table:table-cell office:value-type="string">
            <text:p>=IF(E44="","",IF(K44="x","d",IF(K44="p","d",IF(AJ44="o","o",IF(E44="1st",AK44,IF(E44="2nd",AL44,AJ44))))))</text:p>
          </table:table-cell>
          <table:table-cell office:value-type="string">
            <text:p>=IF(C44=1,1,IF(E44="","",IF(I43="",I42+1,I43)))</text:p>
          </table:table-cell>
          <table:table-cell office:value-type="string">
            <text:p>=IF(E44="","",IF(E43="",1,1+J43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44="?",CONCAT(AQ44,"Q ",AR44,":",TEXT(AS44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44="t","o",IF(E45="1st","o","d"))</text:p>
          </table:table-cell>
          <table:table-cell office:value-type="string">
            <text:p>=IF((F44-F45)&lt;=1,"d",IF((F44-F45)&gt;F44/3,"o","d"))</text:p>
          </table:table-cell>
          <table:table-cell office:value-type="string">
            <text:p>=IF((F44-F45)&lt;=1,"d",IF((F44-F45)&gt;=F44/2,"o","d"))</text:p>
          </table:table-cell>
          <table:table-cell office:value-type="string"/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48</text:p>
          </table:table-cell>
          <table:table-cell office:value-type="string">
            <text:p>69</text:p>
          </table:table-cell>
          <table:table-cell office:value-type="string"/>
          <table:table-cell office:value-type="string">
            <text:p>0</text:p>
          </table:table-cell>
          <table:table-cell office:value-type="string">
            <text:p>Pass Incompletion</text:p>
          </table:table-cell>
          <table:table-cell office:value-type="string">
            <text:p>Nate Johnson pass incomplete to Devaughn Vel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44="","",IF(AT45="",AV44,AT44-AT45))</text:p>
          </table:table-cell>
          <table:table-cell office:value-type="string">
            <text:p>=BE44=AV44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44=A45,C44+1,1)</text:p>
          </table:table-cell>
          <table:table-cell office:value-type="string">
            <text:p>O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E45="","",IF(K45="x","d",IF(K45="p","d",IF(AJ45="o","o",IF(E45="1st",AK45,IF(E45="2nd",AL45,AJ45))))))</text:p>
          </table:table-cell>
          <table:table-cell office:value-type="string">
            <text:p>=IF(C45=1,1,IF(E45="","",IF(I44="",I43+1,I44)))</text:p>
          </table:table-cell>
          <table:table-cell office:value-type="string">
            <text:p>=IF(E45="","",IF(E44="",1,1+J44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45="?",CONCAT(AQ45,"Q ",AR45,":",TEXT(AS45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45="t","o",IF(E46="1st","o","d"))</text:p>
          </table:table-cell>
          <table:table-cell office:value-type="string">
            <text:p>=IF((F45-F46)&lt;=1,"d",IF((F45-F46)&gt;F45/3,"o","d"))</text:p>
          </table:table-cell>
          <table:table-cell office:value-type="string">
            <text:p>=IF((F45-F46)&lt;=1,"d",IF((F45-F46)&gt;=F45/2,"o","d")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45="","",IF(AT46="",AV45,AT45-AT46))</text:p>
          </table:table-cell>
          <table:table-cell office:value-type="string">
            <text:p>=BE45=AV45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45=A46,C45+1,1)</text:p>
          </table:table-cell>
          <table:table-cell office:value-type="string">
            <text:p>O</text:p>
          </table:table-cell>
          <table:table-cell office:value-type="string">
            <text:p>1st</text:p>
          </table:table-cell>
          <table:table-cell office:value-type="string">
            <text:p>10</text:p>
          </table:table-cell>
          <table:table-cell office:value-type="string">
            <text:p>r</text:p>
          </table:table-cell>
          <table:table-cell office:value-type="string">
            <text:p>=IF(E46="","",IF(K46="x","d",IF(K46="p","d",IF(AJ46="o","o",IF(E46="1st",AK46,IF(E46="2nd",AL46,AJ46))))))</text:p>
          </table:table-cell>
          <table:table-cell office:value-type="string">
            <text:p>=IF(C46=1,1,IF(E46="","",IF(I45="",I44+1,I45)))</text:p>
          </table:table-cell>
          <table:table-cell office:value-type="string">
            <text:p>=IF(E46="","",IF(E45="",1,1+J45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46="?",CONCAT(AQ46,"Q ",AR46,":",TEXT(AS46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46="t","o",IF(E47="1st","o","d"))</text:p>
          </table:table-cell>
          <table:table-cell office:value-type="string">
            <text:p>=IF((F46-F47)&lt;=1,"d",IF((F46-F47)&gt;F46/3,"o","d"))</text:p>
          </table:table-cell>
          <table:table-cell office:value-type="string">
            <text:p>=IF((F46-F47)&lt;=1,"d",IF((F46-F47)&gt;=F46/2,"o","d"))</text:p>
          </table:table-cell>
          <table:table-cell office:value-type="string"/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Rush</text:p>
          </table:table-cell>
          <table:table-cell office:value-type="string">
            <text:p>Jaylon Glover run for 2 yds to the FLA 9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46="","",IF(AT47="",AV46,AT46-AT47))</text:p>
          </table:table-cell>
          <table:table-cell office:value-type="string">
            <text:p>=BE46=AV46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46=A47,C46+1,1)</text:p>
          </table:table-cell>
          <table:table-cell office:value-type="string">
            <text:p>O</text:p>
          </table:table-cell>
          <table:table-cell office:value-type="string">
            <text:p>2nd</text:p>
          </table:table-cell>
          <table:table-cell office:value-type="string">
            <text:p>8</text:p>
          </table:table-cell>
          <table:table-cell office:value-type="string">
            <text:p>r</text:p>
          </table:table-cell>
          <table:table-cell office:value-type="string">
            <text:p>=IF(E47="","",IF(K47="x","d",IF(K47="p","d",IF(AJ47="o","o",IF(E47="1st",AK47,IF(E47="2nd",AL47,AJ47))))))</text:p>
          </table:table-cell>
          <table:table-cell office:value-type="string">
            <text:p>=IF(C47=1,1,IF(E47="","",IF(I46="",I45+1,I46)))</text:p>
          </table:table-cell>
          <table:table-cell office:value-type="string">
            <text:p>=IF(E47="","",IF(E46="",1,1+J46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47="?",CONCAT(AQ47,"Q ",AR47,":",TEXT(AS47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47="t","o",IF(E48="1st","o","d"))</text:p>
          </table:table-cell>
          <table:table-cell office:value-type="string">
            <text:p>=IF((F47-F48)&lt;=1,"d",IF((F47-F48)&gt;F47/3,"o","d"))</text:p>
          </table:table-cell>
          <table:table-cell office:value-type="string">
            <text:p>=IF((F47-F48)&lt;=1,"d",IF((F47-F48)&gt;=F47/2,"o","d"))</text:p>
          </table:table-cell>
          <table:table-cell office:value-type="string"/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36</text:p>
          </table:table-cell>
          <table:table-cell office:value-type="string">
            <text:p>9</text:p>
          </table:table-cell>
          <table:table-cell office:value-type="string"/>
          <table:table-cell office:value-type="string">
            <text:p>4</text:p>
          </table:table-cell>
          <table:table-cell office:value-type="string">
            <text:p>Rush</text:p>
          </table:table-cell>
          <table:table-cell office:value-type="string">
            <text:p>Mikey Matthews run for 4 yds to the FLA 5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47="","",IF(AT48="",AV47,AT47-AT48))</text:p>
          </table:table-cell>
          <table:table-cell office:value-type="string">
            <text:p>=BE47=AV47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47=A48,C47+1,1)</text:p>
          </table:table-cell>
          <table:table-cell office:value-type="string">
            <text:p>O</text:p>
          </table:table-cell>
          <table:table-cell office:value-type="string">
            <text:p>3rd</text:p>
          </table:table-cell>
          <table:table-cell office:value-type="string">
            <text:p>4</text:p>
          </table:table-cell>
          <table:table-cell office:value-type="string">
            <text:p>r</text:p>
          </table:table-cell>
          <table:table-cell office:value-type="string">
            <text:p>=IF(E48="","",IF(K48="x","d",IF(K48="p","d",IF(AJ48="o","o",IF(E48="1st",AK48,IF(E48="2nd",AL48,AJ48))))))</text:p>
          </table:table-cell>
          <table:table-cell office:value-type="string">
            <text:p>=IF(C48=1,1,IF(E48="","",IF(I47="",I46+1,I47)))</text:p>
          </table:table-cell>
          <table:table-cell office:value-type="string">
            <text:p>=IF(E48="","",IF(E47="",1,1+J47))</text:p>
          </table:table-cell>
          <table:table-cell office:value-type="string">
            <text:p>t</text:p>
          </table:table-cell>
          <table:table-cell office:value-type="string"/>
          <table:table-cell office:value-type="string"/>
          <table:table-cell office:value-type="string">
            <text:p>=IF(G48="?",CONCAT(AQ48,"Q ",AR48,":",TEXT(AS48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48="t","o",IF(E49="1st","o","d"))</text:p>
          </table:table-cell>
          <table:table-cell office:value-type="string">
            <text:p>=IF((F48-F49)&lt;=1,"d",IF((F48-F49)&gt;F48/3,"o","d"))</text:p>
          </table:table-cell>
          <table:table-cell office:value-type="string">
            <text:p>=IF((F48-F49)&lt;=1,"d",IF((F48-F49)&gt;=F48/2,"o","d"))</text:p>
          </table:table-cell>
          <table:table-cell office:value-type="string"/>
          <table:table-cell office:value-type="string">
            <text:p>24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/>
          <table:table-cell office:value-type="string">
            <text:p>5</text:p>
          </table:table-cell>
          <table:table-cell office:value-type="string">
            <text:p>Rushing Touchdown</text:p>
          </table:table-cell>
          <table:table-cell office:value-type="string">
            <text:p>Bryson Barnes 5 Yd Run (Cole Becker Kick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48="","",IF(AT49="",AV48,AT48-AT49))</text:p>
          </table:table-cell>
          <table:table-cell office:value-type="string">
            <text:p>=BE48=AV48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48=A49,C48+1,1)</text:p>
          </table:table-cell>
          <table:table-cell office:value-type="string">
            <text:p>O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E49="","",IF(K49="x","d",IF(K49="p","d",IF(AJ49="o","o",IF(E49="1st",AK49,IF(E49="2nd",AL49,AJ49))))))</text:p>
          </table:table-cell>
          <table:table-cell office:value-type="string">
            <text:p>=IF(C49=1,1,IF(E49="","",IF(I48="",I47+1,I48)))</text:p>
          </table:table-cell>
          <table:table-cell office:value-type="string">
            <text:p>=IF(E49="","",IF(E48="",1,1+J48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49="?",CONCAT(AQ49,"Q ",AR49,":",TEXT(AS49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49="t","o",IF(E50="1st","o","d"))</text:p>
          </table:table-cell>
          <table:table-cell office:value-type="string">
            <text:p>=IF((F49-F50)&lt;=1,"d",IF((F49-F50)&gt;F49/3,"o","d"))</text:p>
          </table:table-cell>
          <table:table-cell office:value-type="string">
            <text:p>=IF((F49-F50)&lt;=1,"d",IF((F49-F50)&gt;=F49/2,"o","d")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49="","",IF(AT50="",AV49,AT49-AT50))</text:p>
          </table:table-cell>
          <table:table-cell office:value-type="string">
            <text:p>=BE49=AV49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49=A50,C49+1,1)</text:p>
          </table:table-cell>
          <table:table-cell office:value-type="string">
            <text:p>O</text:p>
          </table:table-cell>
          <table:table-cell office:value-type="string">
            <text:p>1st</text:p>
          </table:table-cell>
          <table:table-cell office:value-type="string">
            <text:p>10</text:p>
          </table:table-cell>
          <table:table-cell office:value-type="string">
            <text:p>?</text:p>
          </table:table-cell>
          <table:table-cell office:value-type="string">
            <text:p>=IF(E50="","",IF(K50="x","d",IF(K50="p","d",IF(AJ50="o","o",IF(E50="1st",AK50,IF(E50="2nd",AL50,AJ50))))))</text:p>
          </table:table-cell>
          <table:table-cell office:value-type="string">
            <text:p>=IF(C50=1,1,IF(E50="","",IF(I49="",I48+1,I49)))</text:p>
          </table:table-cell>
          <table:table-cell office:value-type="string">
            <text:p>=IF(E50="","",IF(E49="",1,1+J49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50="?",CONCAT(AQ50,"Q ",AR50,":",TEXT(AS50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50="t","o",IF(E51="1st","o","d"))</text:p>
          </table:table-cell>
          <table:table-cell office:value-type="string">
            <text:p>=IF((F50-F51)&lt;=1,"d",IF((F50-F51)&gt;F50/3,"o","d"))</text:p>
          </table:table-cell>
          <table:table-cell office:value-type="string">
            <text:p>=IF((F50-F51)&lt;=1,"d",IF((F50-F51)&gt;=F50/2,"o","d"))</text:p>
          </table:table-cell>
          <table:table-cell office:value-type="string"/>
          <table:table-cell office:value-type="string">
            <text:p>24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55</text:p>
          </table:table-cell>
          <table:table-cell office:value-type="string">
            <text:p>84</text:p>
          </table:table-cell>
          <table:table-cell office:value-type="string"/>
          <table:table-cell office:value-type="string">
            <text:p>-7</text:p>
          </table:table-cell>
          <table:table-cell office:value-type="string">
            <text:p>Fumble Recovery (Own)</text:p>
          </table:table-cell>
          <table:table-cell office:value-type="string">
            <text:p>Nate Johnson run for a loss of 7 yards to the UTAH 9 Nate Johnson fumbled, recovered by UTAH Nate Johnso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50="","",IF(AT51="",AV50,AT50-AT51))</text:p>
          </table:table-cell>
          <table:table-cell office:value-type="string">
            <text:p>=BE50=AV50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50=A51,C50+1,1)</text:p>
          </table:table-cell>
          <table:table-cell office:value-type="string">
            <text:p>O</text:p>
          </table:table-cell>
          <table:table-cell office:value-type="string">
            <text:p>2nd</text:p>
          </table:table-cell>
          <table:table-cell office:value-type="string">
            <text:p>17</text:p>
          </table:table-cell>
          <table:table-cell office:value-type="string">
            <text:p>r</text:p>
          </table:table-cell>
          <table:table-cell office:value-type="string">
            <text:p>=IF(E51="","",IF(K51="x","d",IF(K51="p","d",IF(AJ51="o","o",IF(E51="1st",AK51,IF(E51="2nd",AL51,AJ51))))))</text:p>
          </table:table-cell>
          <table:table-cell office:value-type="string">
            <text:p>=IF(C51=1,1,IF(E51="","",IF(I50="",I49+1,I50)))</text:p>
          </table:table-cell>
          <table:table-cell office:value-type="string">
            <text:p>=IF(E51="","",IF(E50="",1,1+J50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51="?",CONCAT(AQ51,"Q ",AR51,":",TEXT(AS51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51="t","o",IF(E52="1st","o","d"))</text:p>
          </table:table-cell>
          <table:table-cell office:value-type="string">
            <text:p>=IF((F51-F52)&lt;=1,"d",IF((F51-F52)&gt;F51/3,"o","d"))</text:p>
          </table:table-cell>
          <table:table-cell office:value-type="string">
            <text:p>=IF((F51-F52)&lt;=1,"d",IF((F51-F52)&gt;=F51/2,"o","d"))</text:p>
          </table:table-cell>
          <table:table-cell office:value-type="string"/>
          <table:table-cell office:value-type="string">
            <text:p>24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54</text:p>
          </table:table-cell>
          <table:table-cell office:value-type="string">
            <text:p>91</text:p>
          </table:table-cell>
          <table:table-cell office:value-type="string"/>
          <table:table-cell office:value-type="string">
            <text:p>4</text:p>
          </table:table-cell>
          <table:table-cell office:value-type="string">
            <text:p>Rush</text:p>
          </table:table-cell>
          <table:table-cell office:value-type="string">
            <text:p>Ja'Quinden Jackson run for 4 yds to the UTAH 13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51="","",IF(AT52="",AV51,AT51-AT52))</text:p>
          </table:table-cell>
          <table:table-cell office:value-type="string">
            <text:p>=BE51=AV51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51=A52,C51+1,1)</text:p>
          </table:table-cell>
          <table:table-cell office:value-type="string">
            <text:p>O</text:p>
          </table:table-cell>
          <table:table-cell office:value-type="string">
            <text:p>3rd</text:p>
          </table:table-cell>
          <table:table-cell office:value-type="string">
            <text:p>13</text:p>
          </table:table-cell>
          <table:table-cell office:value-type="string">
            <text:p>p</text:p>
          </table:table-cell>
          <table:table-cell office:value-type="string">
            <text:p>=IF(E52="","",IF(K52="x","d",IF(K52="p","d",IF(AJ52="o","o",IF(E52="1st",AK52,IF(E52="2nd",AL52,AJ52))))))</text:p>
          </table:table-cell>
          <table:table-cell office:value-type="string">
            <text:p>=IF(C52=1,1,IF(E52="","",IF(I51="",I50+1,I51)))</text:p>
          </table:table-cell>
          <table:table-cell office:value-type="string">
            <text:p>=IF(E52="","",IF(E51="",1,1+J51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52="?",CONCAT(AQ52,"Q ",AR52,":",TEXT(AS52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52="t","o",IF(E53="1st","o","d"))</text:p>
          </table:table-cell>
          <table:table-cell office:value-type="string">
            <text:p>=IF((F52-F53)&lt;=1,"d",IF((F52-F53)&gt;F52/3,"o","d"))</text:p>
          </table:table-cell>
          <table:table-cell office:value-type="string">
            <text:p>=IF((F52-F53)&lt;=1,"d",IF((F52-F53)&gt;=F52/2,"o","d"))</text:p>
          </table:table-cell>
          <table:table-cell office:value-type="string"/>
          <table:table-cell office:value-type="string">
            <text:p>24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87</text:p>
          </table:table-cell>
          <table:table-cell office:value-type="string"/>
          <table:table-cell office:value-type="string">
            <text:p>-2</text:p>
          </table:table-cell>
          <table:table-cell office:value-type="string">
            <text:p>Pass Reception</text:p>
          </table:table-cell>
          <table:table-cell office:value-type="string">
            <text:p>Nate Johnson pass complete to Micah Bernard for a loss of 2 yards to the UTAH 11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52="","",IF(AT53="",AV52,AT52-AT53))</text:p>
          </table:table-cell>
          <table:table-cell office:value-type="string">
            <text:p>=BE52=AV52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52=A53,C52+1,1)</text:p>
          </table:table-cell>
          <table:table-cell office:value-type="string">
            <text:p>O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E53="","",IF(K53="x","d",IF(K53="p","d",IF(AJ53="o","o",IF(E53="1st",AK53,IF(E53="2nd",AL53,AJ53))))))</text:p>
          </table:table-cell>
          <table:table-cell office:value-type="string">
            <text:p>=IF(C53=1,1,IF(E53="","",IF(I52="",I51+1,I52)))</text:p>
          </table:table-cell>
          <table:table-cell office:value-type="string">
            <text:p>=IF(E53="","",IF(E52="",1,1+J52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53="?",CONCAT(AQ53,"Q ",AR53,":",TEXT(AS53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53="t","o",IF(E54="1st","o","d"))</text:p>
          </table:table-cell>
          <table:table-cell office:value-type="string">
            <text:p>=IF((F53-F54)&lt;=1,"d",IF((F53-F54)&gt;F53/3,"o","d"))</text:p>
          </table:table-cell>
          <table:table-cell office:value-type="string">
            <text:p>=IF((F53-F54)&lt;=1,"d",IF((F53-F54)&gt;=F53/2,"o","d")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53="","",IF(AT54="",AV53,AT53-AT54))</text:p>
          </table:table-cell>
          <table:table-cell office:value-type="string">
            <text:p>=BE53=AV53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53=A54,C53+1,1)</text:p>
          </table:table-cell>
          <table:table-cell office:value-type="string">
            <text:p>O</text:p>
          </table:table-cell>
          <table:table-cell office:value-type="string">
            <text:p>1st</text:p>
          </table:table-cell>
          <table:table-cell office:value-type="string">
            <text:p>10</text:p>
          </table:table-cell>
          <table:table-cell office:value-type="string">
            <text:p>r</text:p>
          </table:table-cell>
          <table:table-cell office:value-type="string">
            <text:p>=IF(E54="","",IF(K54="x","d",IF(K54="p","d",IF(AJ54="o","o",IF(E54="1st",AK54,IF(E54="2nd",AL54,AJ54))))))</text:p>
          </table:table-cell>
          <table:table-cell office:value-type="string">
            <text:p>=IF(C54=1,1,IF(E54="","",IF(I53="",I52+1,I53)))</text:p>
          </table:table-cell>
          <table:table-cell office:value-type="string">
            <text:p>=IF(E54="","",IF(E53="",1,1+J53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54="?",CONCAT(AQ54,"Q ",AR54,":",TEXT(AS54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54="t","o",IF(E55="1st","o","d"))</text:p>
          </table:table-cell>
          <table:table-cell office:value-type="string">
            <text:p>=IF((F54-F55)&lt;=1,"d",IF((F54-F55)&gt;F54/3,"o","d"))</text:p>
          </table:table-cell>
          <table:table-cell office:value-type="string">
            <text:p>=IF((F54-F55)&lt;=1,"d",IF((F54-F55)&gt;=F54/2,"o","d"))</text:p>
          </table:table-cell>
          <table:table-cell office:value-type="string"/>
          <table:table-cell office:value-type="string">
            <text:p>24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3</text:p>
          </table:table-cell>
          <table:table-cell office:value-type="string">
            <text:p>43</text:p>
          </table:table-cell>
          <table:table-cell office:value-type="string"/>
          <table:table-cell office:value-type="string">
            <text:p>-9</text:p>
          </table:table-cell>
          <table:table-cell office:value-type="string">
            <text:p>Rush</text:p>
          </table:table-cell>
          <table:table-cell office:value-type="string">
            <text:p>Money Parks run for a loss of 9 yards to the UTAH 48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54="","",IF(AT55="",AV54,AT54-AT55))</text:p>
          </table:table-cell>
          <table:table-cell office:value-type="string">
            <text:p>=BE54=AV54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54=A55,C54+1,1)</text:p>
          </table:table-cell>
          <table:table-cell office:value-type="string">
            <text:p>O</text:p>
          </table:table-cell>
          <table:table-cell office:value-type="string">
            <text:p>2nd</text:p>
          </table:table-cell>
          <table:table-cell office:value-type="string">
            <text:p>19</text:p>
          </table:table-cell>
          <table:table-cell office:value-type="string">
            <text:p>p</text:p>
          </table:table-cell>
          <table:table-cell office:value-type="string">
            <text:p>=IF(E55="","",IF(K55="x","d",IF(K55="p","d",IF(AJ55="o","o",IF(E55="1st",AK55,IF(E55="2nd",AL55,AJ55))))))</text:p>
          </table:table-cell>
          <table:table-cell office:value-type="string">
            <text:p>=IF(C55=1,1,IF(E55="","",IF(I54="",I53+1,I54)))</text:p>
          </table:table-cell>
          <table:table-cell office:value-type="string">
            <text:p>=IF(E55="","",IF(E54="",1,1+J54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55="?",CONCAT(AQ55,"Q ",AR55,":",TEXT(AS55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55="t","o",IF(E56="1st","o","d"))</text:p>
          </table:table-cell>
          <table:table-cell office:value-type="string">
            <text:p>=IF((F55-F56)&lt;=1,"d",IF((F55-F56)&gt;F55/3,"o","d"))</text:p>
          </table:table-cell>
          <table:table-cell office:value-type="string">
            <text:p>=IF((F55-F56)&lt;=1,"d",IF((F55-F56)&gt;=F55/2,"o","d"))</text:p>
          </table:table-cell>
          <table:table-cell office:value-type="string"/>
          <table:table-cell office:value-type="string">
            <text:p>24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53</text:p>
          </table:table-cell>
          <table:table-cell office:value-type="string">
            <text:p>52</text:p>
          </table:table-cell>
          <table:table-cell office:value-type="string"/>
          <table:table-cell office:value-type="string">
            <text:p>8</text:p>
          </table:table-cell>
          <table:table-cell office:value-type="string">
            <text:p>Pass Reception</text:p>
          </table:table-cell>
          <table:table-cell office:value-type="string">
            <text:p>Bryson Barnes pass complete to Mycah Pittman for 8 yds to the FLA 44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55="","",IF(AT56="",AV55,AT55-AT56))</text:p>
          </table:table-cell>
          <table:table-cell office:value-type="string">
            <text:p>=BE55=AV55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55=A56,C55+1,1)</text:p>
          </table:table-cell>
          <table:table-cell office:value-type="string">
            <text:p>O</text:p>
          </table:table-cell>
          <table:table-cell office:value-type="string">
            <text:p>3rd</text:p>
          </table:table-cell>
          <table:table-cell office:value-type="string">
            <text:p>11</text:p>
          </table:table-cell>
          <table:table-cell office:value-type="string">
            <text:p>?</text:p>
          </table:table-cell>
          <table:table-cell office:value-type="string">
            <text:p>=IF(E56="","",IF(K56="x","d",IF(K56="p","d",IF(AJ56="o","o",IF(E56="1st",AK56,IF(E56="2nd",AL56,AJ56))))))</text:p>
          </table:table-cell>
          <table:table-cell office:value-type="string">
            <text:p>=IF(C56=1,1,IF(E56="","",IF(I55="",I54+1,I55)))</text:p>
          </table:table-cell>
          <table:table-cell office:value-type="string">
            <text:p>=IF(E56="","",IF(E55="",1,1+J55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56="?",CONCAT(AQ56,"Q ",AR56,":",TEXT(AS56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56="t","o",IF(E57="1st","o","d"))</text:p>
          </table:table-cell>
          <table:table-cell office:value-type="string">
            <text:p>=IF((F56-F57)&lt;=1,"d",IF((F56-F57)&gt;F56/3,"o","d"))</text:p>
          </table:table-cell>
          <table:table-cell office:value-type="string">
            <text:p>=IF((F56-F57)&lt;=1,"d",IF((F56-F57)&gt;=F56/2,"o","d"))</text:p>
          </table:table-cell>
          <table:table-cell office:value-type="string"/>
          <table:table-cell office:value-type="string">
            <text:p>24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3</text:p>
          </table:table-cell>
          <table:table-cell office:value-type="string">
            <text:p>44</text:p>
          </table:table-cell>
          <table:table-cell office:value-type="string"/>
          <table:table-cell office:value-type="string">
            <text:p>-10</text:p>
          </table:table-cell>
          <table:table-cell office:value-type="string">
            <text:p>Penalty</text:p>
          </table:table-cell>
          <table:table-cell office:value-type="string">
            <text:p>Utah Penalty, Offensive Holding (Tanoa Togiai) to the UTAH 46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56="","",IF(AT57="",AV56,AT56-AT57))</text:p>
          </table:table-cell>
          <table:table-cell office:value-type="string">
            <text:p>=BE56=AV56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56=A57,C56+1,1)</text:p>
          </table:table-cell>
          <table:table-cell office:value-type="string">
            <text:p>O</text:p>
          </table:table-cell>
          <table:table-cell office:value-type="string">
            <text:p>3rd</text:p>
          </table:table-cell>
          <table:table-cell office:value-type="string">
            <text:p>21</text:p>
          </table:table-cell>
          <table:table-cell office:value-type="string">
            <text:p>p</text:p>
          </table:table-cell>
          <table:table-cell office:value-type="string">
            <text:p>=IF(E57="","",IF(K57="x","d",IF(K57="p","d",IF(AJ57="o","o",IF(E57="1st",AK57,IF(E57="2nd",AL57,AJ57))))))</text:p>
          </table:table-cell>
          <table:table-cell office:value-type="string">
            <text:p>=IF(C57=1,1,IF(E57="","",IF(I56="",I55+1,I56)))</text:p>
          </table:table-cell>
          <table:table-cell office:value-type="string">
            <text:p>=IF(E57="","",IF(E56="",1,1+J56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57="?",CONCAT(AQ57,"Q ",AR57,":",TEXT(AS57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57="t","o",IF(E58="1st","o","d"))</text:p>
          </table:table-cell>
          <table:table-cell office:value-type="string">
            <text:p>=IF((F57-F58)&lt;=1,"d",IF((F57-F58)&gt;F57/3,"o","d"))</text:p>
          </table:table-cell>
          <table:table-cell office:value-type="string">
            <text:p>=IF((F57-F58)&lt;=1,"d",IF((F57-F58)&gt;=F57/2,"o","d"))</text:p>
          </table:table-cell>
          <table:table-cell office:value-type="string"/>
          <table:table-cell office:value-type="string">
            <text:p>24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58</text:p>
          </table:table-cell>
          <table:table-cell office:value-type="string">
            <text:p>54</text:p>
          </table:table-cell>
          <table:table-cell office:value-type="string"/>
          <table:table-cell office:value-type="string">
            <text:p>1</text:p>
          </table:table-cell>
          <table:table-cell office:value-type="string">
            <text:p>Pass Reception</text:p>
          </table:table-cell>
          <table:table-cell office:value-type="string">
            <text:p>Bryson Barnes pass complete to Mycah Pittman for 1 yd to the UTAH 47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57="","",IF(AT58="",AV57,AT57-AT58))</text:p>
          </table:table-cell>
          <table:table-cell office:value-type="string">
            <text:p>=BE57=AV57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57=A58,C57+1,1)</text:p>
          </table:table-cell>
          <table:table-cell office:value-type="string">
            <text:p>O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E58="","",IF(K58="x","d",IF(K58="p","d",IF(AJ58="o","o",IF(E58="1st",AK58,IF(E58="2nd",AL58,AJ58))))))</text:p>
          </table:table-cell>
          <table:table-cell office:value-type="string">
            <text:p>=IF(C58=1,1,IF(E58="","",IF(I57="",I56+1,I57)))</text:p>
          </table:table-cell>
          <table:table-cell office:value-type="string">
            <text:p>=IF(E58="","",IF(E57="",1,1+J57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58="?",CONCAT(AQ58,"Q ",AR58,":",TEXT(AS58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58="t","o",IF(E59="1st","o","d"))</text:p>
          </table:table-cell>
          <table:table-cell office:value-type="string">
            <text:p>=IF((F58-F59)&lt;=1,"d",IF((F58-F59)&gt;F58/3,"o","d"))</text:p>
          </table:table-cell>
          <table:table-cell office:value-type="string">
            <text:p>=IF((F58-F59)&lt;=1,"d",IF((F58-F59)&gt;=F58/2,"o","d")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58="","",IF(AT59="",AV58,AT58-AT59))</text:p>
          </table:table-cell>
          <table:table-cell office:value-type="string">
            <text:p>=BE58=AV58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58=A59,C58+1,1)</text:p>
          </table:table-cell>
          <table:table-cell office:value-type="string">
            <text:p>O</text:p>
          </table:table-cell>
          <table:table-cell office:value-type="string">
            <text:p>1st</text:p>
          </table:table-cell>
          <table:table-cell office:value-type="string">
            <text:p>10</text:p>
          </table:table-cell>
          <table:table-cell office:value-type="string">
            <text:p>r</text:p>
          </table:table-cell>
          <table:table-cell office:value-type="string">
            <text:p>=IF(E59="","",IF(K59="x","d",IF(K59="p","d",IF(AJ59="o","o",IF(E59="1st",AK59,IF(E59="2nd",AL59,AJ59))))))</text:p>
          </table:table-cell>
          <table:table-cell office:value-type="string">
            <text:p>=IF(C59=1,1,IF(E59="","",IF(I58="",I57+1,I58)))</text:p>
          </table:table-cell>
          <table:table-cell office:value-type="string">
            <text:p>=IF(E59="","",IF(E58="",1,1+J58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59="?",CONCAT(AQ59,"Q ",AR59,":",TEXT(AS59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59="t","o",IF(E60="1st","o","d"))</text:p>
          </table:table-cell>
          <table:table-cell office:value-type="string">
            <text:p>=IF((F59-F60)&lt;=1,"d",IF((F59-F60)&gt;F59/3,"o","d"))</text:p>
          </table:table-cell>
          <table:table-cell office:value-type="string">
            <text:p>=IF((F59-F60)&lt;=1,"d",IF((F59-F60)&gt;=F59/2,"o","d"))</text:p>
          </table:table-cell>
          <table:table-cell office:value-type="string"/>
          <table:table-cell office:value-type="string">
            <text:p>24</text:p>
          </table:table-cell>
          <table:table-cell office:value-type="string">
            <text:p>11</text:p>
          </table:table-cell>
          <table:table-cell office:value-type="string"/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75</text:p>
          </table:table-cell>
          <table:table-cell office:value-type="string"/>
          <table:table-cell office:value-type="string">
            <text:p>19</text:p>
          </table:table-cell>
          <table:table-cell office:value-type="string">
            <text:p>Rush</text:p>
          </table:table-cell>
          <table:table-cell office:value-type="string">
            <text:p>Nate Johnson run for 19 yds to the UTAH 44 for a 1ST dow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59="","",IF(AT60="",AV59,AT59-AT60))</text:p>
          </table:table-cell>
          <table:table-cell office:value-type="string">
            <text:p>=BE59=AV59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59=A60,C59+1,1)</text:p>
          </table:table-cell>
          <table:table-cell office:value-type="string">
            <text:p>O</text:p>
          </table:table-cell>
          <table:table-cell office:value-type="string">
            <text:p>1st</text:p>
          </table:table-cell>
          <table:table-cell office:value-type="string">
            <text:p>10</text:p>
          </table:table-cell>
          <table:table-cell office:value-type="string">
            <text:p>r</text:p>
          </table:table-cell>
          <table:table-cell office:value-type="string">
            <text:p>=IF(E60="","",IF(K60="x","d",IF(K60="p","d",IF(AJ60="o","o",IF(E60="1st",AK60,IF(E60="2nd",AL60,AJ60))))))</text:p>
          </table:table-cell>
          <table:table-cell office:value-type="string">
            <text:p>=IF(C60=1,1,IF(E60="","",IF(I59="",I58+1,I59)))</text:p>
          </table:table-cell>
          <table:table-cell office:value-type="string">
            <text:p>=IF(E60="","",IF(E59="",1,1+J59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60="?",CONCAT(AQ60,"Q ",AR60,":",TEXT(AS60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60="t","o",IF(E61="1st","o","d"))</text:p>
          </table:table-cell>
          <table:table-cell office:value-type="string">
            <text:p>=IF((F60-F61)&lt;=1,"d",IF((F60-F61)&gt;F60/3,"o","d"))</text:p>
          </table:table-cell>
          <table:table-cell office:value-type="string">
            <text:p>=IF((F60-F61)&lt;=1,"d",IF((F60-F61)&gt;=F60/2,"o","d"))</text:p>
          </table:table-cell>
          <table:table-cell office:value-type="string"/>
          <table:table-cell office:value-type="string">
            <text:p>24</text:p>
          </table:table-cell>
          <table:table-cell office:value-type="string">
            <text:p>11</text:p>
          </table:table-cell>
          <table:table-cell office:value-type="string"/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20</text:p>
          </table:table-cell>
          <table:table-cell office:value-type="string">
            <text:p>56</text:p>
          </table:table-cell>
          <table:table-cell office:value-type="string"/>
          <table:table-cell office:value-type="string">
            <text:p>6</text:p>
          </table:table-cell>
          <table:table-cell office:value-type="string">
            <text:p>Rush</text:p>
          </table:table-cell>
          <table:table-cell office:value-type="string">
            <text:p>Micah Bernard run for 6 yds to the 50 yard lin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60="","",IF(AT61="",AV60,AT60-AT61))</text:p>
          </table:table-cell>
          <table:table-cell office:value-type="string">
            <text:p>=BE60=AV60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60=A61,C60+1,1)</text:p>
          </table:table-cell>
          <table:table-cell office:value-type="string">
            <text:p>O</text:p>
          </table:table-cell>
          <table:table-cell office:value-type="string">
            <text:p>2nd</text:p>
          </table:table-cell>
          <table:table-cell office:value-type="string">
            <text:p>4</text:p>
          </table:table-cell>
          <table:table-cell office:value-type="string">
            <text:p>r</text:p>
          </table:table-cell>
          <table:table-cell office:value-type="string">
            <text:p>=IF(E61="","",IF(K61="x","d",IF(K61="p","d",IF(AJ61="o","o",IF(E61="1st",AK61,IF(E61="2nd",AL61,AJ61))))))</text:p>
          </table:table-cell>
          <table:table-cell office:value-type="string">
            <text:p>=IF(C61=1,1,IF(E61="","",IF(I60="",I59+1,I60)))</text:p>
          </table:table-cell>
          <table:table-cell office:value-type="string">
            <text:p>=IF(E61="","",IF(E60="",1,1+J60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61="?",CONCAT(AQ61,"Q ",AR61,":",TEXT(AS61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61="t","o",IF(E62="1st","o","d"))</text:p>
          </table:table-cell>
          <table:table-cell office:value-type="string">
            <text:p>=IF((F61-F62)&lt;=1,"d",IF((F61-F62)&gt;F61/3,"o","d"))</text:p>
          </table:table-cell>
          <table:table-cell office:value-type="string">
            <text:p>=IF((F61-F62)&lt;=1,"d",IF((F61-F62)&gt;=F61/2,"o","d"))</text:p>
          </table:table-cell>
          <table:table-cell office:value-type="string"/>
          <table:table-cell office:value-type="string">
            <text:p>24</text:p>
          </table:table-cell>
          <table:table-cell office:value-type="string">
            <text:p>11</text:p>
          </table:table-cell>
          <table:table-cell office:value-type="string"/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36</text:p>
          </table:table-cell>
          <table:table-cell office:value-type="string">
            <text:p>50</text:p>
          </table:table-cell>
          <table:table-cell office:value-type="string"/>
          <table:table-cell office:value-type="string">
            <text:p>12</text:p>
          </table:table-cell>
          <table:table-cell office:value-type="string">
            <text:p>Rush</text:p>
          </table:table-cell>
          <table:table-cell office:value-type="string">
            <text:p>Micah Bernard run for 12 yds to the FLA 38 for a 1ST dow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61="","",IF(AT62="",AV61,AT61-AT62))</text:p>
          </table:table-cell>
          <table:table-cell office:value-type="string">
            <text:p>=BE61=AV61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61=A62,C61+1,1)</text:p>
          </table:table-cell>
          <table:table-cell office:value-type="string">
            <text:p>O</text:p>
          </table:table-cell>
          <table:table-cell office:value-type="string">
            <text:p>1st</text:p>
          </table:table-cell>
          <table:table-cell office:value-type="string">
            <text:p>10</text:p>
          </table:table-cell>
          <table:table-cell office:value-type="string">
            <text:p>r</text:p>
          </table:table-cell>
          <table:table-cell office:value-type="string">
            <text:p>=IF(E62="","",IF(K62="x","d",IF(K62="p","d",IF(AJ62="o","o",IF(E62="1st",AK62,IF(E62="2nd",AL62,AJ62))))))</text:p>
          </table:table-cell>
          <table:table-cell office:value-type="string">
            <text:p>=IF(C62=1,1,IF(E62="","",IF(I61="",I60+1,I61)))</text:p>
          </table:table-cell>
          <table:table-cell office:value-type="string">
            <text:p>=IF(E62="","",IF(E61="",1,1+J61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62="?",CONCAT(AQ62,"Q ",AR62,":",TEXT(AS62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62="t","o",IF(E63="1st","o","d"))</text:p>
          </table:table-cell>
          <table:table-cell office:value-type="string">
            <text:p>=IF((F62-F63)&lt;=1,"d",IF((F62-F63)&gt;F62/3,"o","d"))</text:p>
          </table:table-cell>
          <table:table-cell office:value-type="string">
            <text:p>=IF((F62-F63)&lt;=1,"d",IF((F62-F63)&gt;=F62/2,"o","d"))</text:p>
          </table:table-cell>
          <table:table-cell office:value-type="string"/>
          <table:table-cell office:value-type="string">
            <text:p>24</text:p>
          </table:table-cell>
          <table:table-cell office:value-type="string">
            <text:p>11</text:p>
          </table:table-cell>
          <table:table-cell office:value-type="string"/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38</text:p>
          </table:table-cell>
          <table:table-cell office:value-type="string"/>
          <table:table-cell office:value-type="string">
            <text:p>2</text:p>
          </table:table-cell>
          <table:table-cell office:value-type="string">
            <text:p>Rush</text:p>
          </table:table-cell>
          <table:table-cell office:value-type="string">
            <text:p>Micah Bernard run for 2 yds to the FLA 36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62="","",IF(AT63="",AV62,AT62-AT63))</text:p>
          </table:table-cell>
          <table:table-cell office:value-type="string">
            <text:p>=BE62=AV62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62=A63,C62+1,1)</text:p>
          </table:table-cell>
          <table:table-cell office:value-type="string">
            <text:p>O</text:p>
          </table:table-cell>
          <table:table-cell office:value-type="string">
            <text:p>2nd</text:p>
          </table:table-cell>
          <table:table-cell office:value-type="string">
            <text:p>8</text:p>
          </table:table-cell>
          <table:table-cell office:value-type="string">
            <text:p>p</text:p>
          </table:table-cell>
          <table:table-cell office:value-type="string">
            <text:p>=IF(E63="","",IF(K63="x","d",IF(K63="p","d",IF(AJ63="o","o",IF(E63="1st",AK63,IF(E63="2nd",AL63,AJ63))))))</text:p>
          </table:table-cell>
          <table:table-cell office:value-type="string">
            <text:p>=IF(C63=1,1,IF(E63="","",IF(I62="",I61+1,I62)))</text:p>
          </table:table-cell>
          <table:table-cell office:value-type="string">
            <text:p>=IF(E63="","",IF(E62="",1,1+J62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63="?",CONCAT(AQ63,"Q ",AR63,":",TEXT(AS63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63="t","o",IF(E64="1st","o","d"))</text:p>
          </table:table-cell>
          <table:table-cell office:value-type="string">
            <text:p>=IF((F63-F64)&lt;=1,"d",IF((F63-F64)&gt;F63/3,"o","d"))</text:p>
          </table:table-cell>
          <table:table-cell office:value-type="string">
            <text:p>=IF((F63-F64)&lt;=1,"d",IF((F63-F64)&gt;=F63/2,"o","d"))</text:p>
          </table:table-cell>
          <table:table-cell office:value-type="string"/>
          <table:table-cell office:value-type="string">
            <text:p>24</text:p>
          </table:table-cell>
          <table:table-cell office:value-type="string">
            <text:p>11</text:p>
          </table:table-cell>
          <table:table-cell office:value-type="string"/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0</text:p>
          </table:table-cell>
          <table:table-cell office:value-type="string">
            <text:p>36</text:p>
          </table:table-cell>
          <table:table-cell office:value-type="string"/>
          <table:table-cell office:value-type="string">
            <text:p>-1</text:p>
          </table:table-cell>
          <table:table-cell office:value-type="string">
            <text:p>Pass Reception</text:p>
          </table:table-cell>
          <table:table-cell office:value-type="string">
            <text:p>Nate Johnson pass complete to Thomas Yassmin for a loss of 1 yard to the FLA 37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63="","",IF(AT64="",AV63,AT63-AT64))</text:p>
          </table:table-cell>
          <table:table-cell office:value-type="string">
            <text:p>=BE63=AV63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63=A64,C63+1,1)</text:p>
          </table:table-cell>
          <table:table-cell office:value-type="string">
            <text:p>O</text:p>
          </table:table-cell>
          <table:table-cell office:value-type="string">
            <text:p>3rd</text:p>
          </table:table-cell>
          <table:table-cell office:value-type="string">
            <text:p>9</text:p>
          </table:table-cell>
          <table:table-cell office:value-type="string">
            <text:p>p</text:p>
          </table:table-cell>
          <table:table-cell office:value-type="string">
            <text:p>=IF(E64="","",IF(K64="x","d",IF(K64="p","d",IF(AJ64="o","o",IF(E64="1st",AK64,IF(E64="2nd",AL64,AJ64))))))</text:p>
          </table:table-cell>
          <table:table-cell office:value-type="string">
            <text:p>=IF(C64=1,1,IF(E64="","",IF(I63="",I62+1,I63)))</text:p>
          </table:table-cell>
          <table:table-cell office:value-type="string">
            <text:p>=IF(E64="","",IF(E63="",1,1+J63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64="?",CONCAT(AQ64,"Q ",AR64,":",TEXT(AS64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64="t","o",IF(E65="1st","o","d"))</text:p>
          </table:table-cell>
          <table:table-cell office:value-type="string">
            <text:p>=IF((F64-F65)&lt;=1,"d",IF((F64-F65)&gt;F64/3,"o","d"))</text:p>
          </table:table-cell>
          <table:table-cell office:value-type="string">
            <text:p>=IF((F64-F65)&lt;=1,"d",IF((F64-F65)&gt;=F64/2,"o","d"))</text:p>
          </table:table-cell>
          <table:table-cell office:value-type="string"/>
          <table:table-cell office:value-type="string">
            <text:p>24</text:p>
          </table:table-cell>
          <table:table-cell office:value-type="string">
            <text:p>11</text:p>
          </table:table-cell>
          <table:table-cell office:value-type="string"/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37</text:p>
          </table:table-cell>
          <table:table-cell office:value-type="string"/>
          <table:table-cell office:value-type="string">
            <text:p>0</text:p>
          </table:table-cell>
          <table:table-cell office:value-type="string">
            <text:p>Pass Incompletion</text:p>
          </table:table-cell>
          <table:table-cell office:value-type="string">
            <text:p>Bryson Barnes pass incomplet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64="","",IF(AT65="",AV64,AT64-AT65))</text:p>
          </table:table-cell>
          <table:table-cell office:value-type="string">
            <text:p>=BE64=AV64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64=A65,C64+1,1)</text:p>
          </table:table-cell>
          <table:table-cell office:value-type="string">
            <text:p>O</text:p>
          </table:table-cell>
          <table:table-cell office:value-type="string">
            <text:p>4th</text:p>
          </table:table-cell>
          <table:table-cell office:value-type="string">
            <text:p>9</text:p>
          </table:table-cell>
          <table:table-cell office:value-type="string">
            <text:p>?</text:p>
          </table:table-cell>
          <table:table-cell office:value-type="string">
            <text:p>=IF(E65="","",IF(K65="x","d",IF(K65="p","d",IF(AJ65="o","o",IF(E65="1st",AK65,IF(E65="2nd",AL65,AJ65))))))</text:p>
          </table:table-cell>
          <table:table-cell office:value-type="string">
            <text:p>=IF(C65=1,1,IF(E65="","",IF(I64="",I63+1,I64)))</text:p>
          </table:table-cell>
          <table:table-cell office:value-type="string">
            <text:p>=IF(E65="","",IF(E64="",1,1+J64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65="?",CONCAT(AQ65,"Q ",AR65,":",TEXT(AS65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65="t","o",IF(E66="1st","o","d"))</text:p>
          </table:table-cell>
          <table:table-cell office:value-type="string">
            <text:p>=IF((F65-F66)&lt;=1,"d",IF((F65-F66)&gt;F65/3,"o","d"))</text:p>
          </table:table-cell>
          <table:table-cell office:value-type="string">
            <text:p>=IF((F65-F66)&lt;=1,"d",IF((F65-F66)&gt;=F65/2,"o","d"))</text:p>
          </table:table-cell>
          <table:table-cell office:value-type="string"/>
          <table:table-cell office:value-type="string">
            <text:p>24</text:p>
          </table:table-cell>
          <table:table-cell office:value-type="string">
            <text:p>11</text:p>
          </table:table-cell>
          <table:table-cell office:value-type="string"/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59</text:p>
          </table:table-cell>
          <table:table-cell office:value-type="string">
            <text:p>37</text:p>
          </table:table-cell>
          <table:table-cell office:value-type="string"/>
          <table:table-cell office:value-type="string">
            <text:p>55</text:p>
          </table:table-cell>
          <table:table-cell office:value-type="string">
            <text:p>Field Goal Missed</text:p>
          </table:table-cell>
          <table:table-cell office:value-type="string">
            <text:p>Cole Becker 55 yd FG MISSED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65="","",IF(AT66="",AV65,AT65-AT66))</text:p>
          </table:table-cell>
          <table:table-cell office:value-type="string">
            <text:p>=BE65=AV65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65=A66,C65+1,1)</text:p>
          </table:table-cell>
          <table:table-cell office:value-type="string">
            <text:p>O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E66="","",IF(K66="x","d",IF(K66="p","d",IF(AJ66="o","o",IF(E66="1st",AK66,IF(E66="2nd",AL66,AJ66))))))</text:p>
          </table:table-cell>
          <table:table-cell office:value-type="string">
            <text:p>=IF(C66=1,1,IF(E66="","",IF(I65="",I64+1,I65)))</text:p>
          </table:table-cell>
          <table:table-cell office:value-type="string">
            <text:p>=IF(E66="","",IF(E65="",1,1+J65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66="?",CONCAT(AQ66,"Q ",AR66,":",TEXT(AS66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66="t","o",IF(E67="1st","o","d"))</text:p>
          </table:table-cell>
          <table:table-cell office:value-type="string">
            <text:p>=IF((F66-F67)&lt;=1,"d",IF((F66-F67)&gt;F66/3,"o","d"))</text:p>
          </table:table-cell>
          <table:table-cell office:value-type="string">
            <text:p>=IF((F66-F67)&lt;=1,"d",IF((F66-F67)&gt;=F66/2,"o","d")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66="","",IF(AT67="",AV66,AT66-AT67))</text:p>
          </table:table-cell>
          <table:table-cell office:value-type="string">
            <text:p>=BE66=AV66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66=A67,C66+1,1)</text:p>
          </table:table-cell>
          <table:table-cell office:value-type="string">
            <text:p>O</text:p>
          </table:table-cell>
          <table:table-cell office:value-type="string">
            <text:p>1st</text:p>
          </table:table-cell>
          <table:table-cell office:value-type="string">
            <text:p>10</text:p>
          </table:table-cell>
          <table:table-cell office:value-type="string">
            <text:p>?</text:p>
          </table:table-cell>
          <table:table-cell office:value-type="string">
            <text:p>=IF(E67="","",IF(K67="x","d",IF(K67="p","d",IF(AJ67="o","o",IF(E67="1st",AK67,IF(E67="2nd",AL67,AJ67))))))</text:p>
          </table:table-cell>
          <table:table-cell office:value-type="string">
            <text:p>=IF(C67=1,1,IF(E67="","",IF(I66="",I65+1,I66)))</text:p>
          </table:table-cell>
          <table:table-cell office:value-type="string">
            <text:p>=IF(E67="","",IF(E66="",1,1+J66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67="?",CONCAT(AQ67,"Q ",AR67,":",TEXT(AS67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67="t","o",IF(E68="1st","o","d"))</text:p>
          </table:table-cell>
          <table:table-cell office:value-type="string">
            <text:p>=IF((F67-F68)&lt;=1,"d",IF((F67-F68)&gt;F67/3,"o","d"))</text:p>
          </table:table-cell>
          <table:table-cell office:value-type="string">
            <text:p>=IF((F67-F68)&lt;=1,"d",IF((F67-F68)&gt;=F67/2,"o","d"))</text:p>
          </table:table-cell>
          <table:table-cell office:value-type="string"/>
          <table:table-cell office:value-type="string">
            <text:p>24</text:p>
          </table:table-cell>
          <table:table-cell office:value-type="string">
            <text:p>11</text:p>
          </table:table-cell>
          <table:table-cell office:value-type="string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9</text:p>
          </table:table-cell>
          <table:table-cell office:value-type="string">
            <text:p>70</text:p>
          </table:table-cell>
          <table:table-cell office:value-type="string"/>
          <table:table-cell office:value-type="string">
            <text:p>0</text:p>
          </table:table-cell>
          <table:table-cell office:value-type="string">
            <text:p>Timeout</text:p>
          </table:table-cell>
          <table:table-cell office:value-type="string">
            <text:p>Timeout Utah, clock 01:39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67="","",IF(AT68="",AV67,AT67-AT68))</text:p>
          </table:table-cell>
          <table:table-cell office:value-type="string">
            <text:p>=BE67=AV67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67=A68,C67+1,1)</text:p>
          </table:table-cell>
          <table:table-cell office:value-type="string">
            <text:p>O</text:p>
          </table:table-cell>
          <table:table-cell office:value-type="string">
            <text:p>1st</text:p>
          </table:table-cell>
          <table:table-cell office:value-type="string">
            <text:p>10</text:p>
          </table:table-cell>
          <table:table-cell office:value-type="string">
            <text:p>r</text:p>
          </table:table-cell>
          <table:table-cell office:value-type="string">
            <text:p>=IF(E68="","",IF(K68="x","d",IF(K68="p","d",IF(AJ68="o","o",IF(E68="1st",AK68,IF(E68="2nd",AL68,AJ68))))))</text:p>
          </table:table-cell>
          <table:table-cell office:value-type="string">
            <text:p>=IF(C68=1,1,IF(E68="","",IF(I67="",I66+1,I67)))</text:p>
          </table:table-cell>
          <table:table-cell office:value-type="string">
            <text:p>=IF(E68="","",IF(E67="",1,1+J67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68="?",CONCAT(AQ68,"Q ",AR68,":",TEXT(AS68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68="t","o",IF(E69="1st","o","d"))</text:p>
          </table:table-cell>
          <table:table-cell office:value-type="string">
            <text:p>=IF((F68-F69)&lt;=1,"d",IF((F68-F69)&gt;F68/3,"o","d"))</text:p>
          </table:table-cell>
          <table:table-cell office:value-type="string">
            <text:p>=IF((F68-F69)&lt;=1,"d",IF((F68-F69)&gt;=F68/2,"o","d"))</text:p>
          </table:table-cell>
          <table:table-cell office:value-type="string"/>
          <table:table-cell office:value-type="string">
            <text:p>24</text:p>
          </table:table-cell>
          <table:table-cell office:value-type="string">
            <text:p>11</text:p>
          </table:table-cell>
          <table:table-cell office:value-type="string"/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70</text:p>
          </table:table-cell>
          <table:table-cell office:value-type="string"/>
          <table:table-cell office:value-type="string">
            <text:p>-3</text:p>
          </table:table-cell>
          <table:table-cell office:value-type="string">
            <text:p>Rush</text:p>
          </table:table-cell>
          <table:table-cell office:value-type="string">
            <text:p>TEAM run for a loss of 3 yards to the UTAH 27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68="","",IF(AT69="",AV68,AT68-AT69))</text:p>
          </table:table-cell>
          <table:table-cell office:value-type="string">
            <text:p>=BE68=AV68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68=A69,C68+1,1)</text:p>
          </table:table-cell>
          <table:table-cell office:value-type="string">
            <text:p>O</text:p>
          </table:table-cell>
          <table:table-cell office:value-type="string">
            <text:p>2nd</text:p>
          </table:table-cell>
          <table:table-cell office:value-type="string">
            <text:p>13</text:p>
          </table:table-cell>
          <table:table-cell office:value-type="string">
            <text:p>r</text:p>
          </table:table-cell>
          <table:table-cell office:value-type="string">
            <text:p>=IF(E69="","",IF(K69="x","d",IF(K69="p","d",IF(AJ69="o","o",IF(E69="1st",AK69,IF(E69="2nd",AL69,AJ69))))))</text:p>
          </table:table-cell>
          <table:table-cell office:value-type="string">
            <text:p>=IF(C69=1,1,IF(E69="","",IF(I68="",I67+1,I68)))</text:p>
          </table:table-cell>
          <table:table-cell office:value-type="string">
            <text:p>=IF(E69="","",IF(E68="",1,1+J68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69="?",CONCAT(AQ69,"Q ",AR69,":",TEXT(AS69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69="t","o",IF(E70="1st","o","d"))</text:p>
          </table:table-cell>
          <table:table-cell office:value-type="string">
            <text:p>=IF((F69-F70)&lt;=1,"d",IF((F69-F70)&gt;F69/3,"o","d"))</text:p>
          </table:table-cell>
          <table:table-cell office:value-type="string">
            <text:p>=IF((F69-F70)&lt;=1,"d",IF((F69-F70)&gt;=F69/2,"o","d"))</text:p>
          </table:table-cell>
          <table:table-cell office:value-type="string"/>
          <table:table-cell office:value-type="string">
            <text:p>24</text:p>
          </table:table-cell>
          <table:table-cell office:value-type="string">
            <text:p>11</text:p>
          </table:table-cell>
          <table:table-cell office:value-type="string"/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31</text:p>
          </table:table-cell>
          <table:table-cell office:value-type="string">
            <text:p>73</text:p>
          </table:table-cell>
          <table:table-cell office:value-type="string"/>
          <table:table-cell office:value-type="string">
            <text:p>-8</text:p>
          </table:table-cell>
          <table:table-cell office:value-type="string">
            <text:p>Rush</text:p>
          </table:table-cell>
          <table:table-cell office:value-type="string">
            <text:p>TEAM run for a loss of 8 yards to the UTAH 19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69="","",IF(AT70="",AV69,AT69-AT70))</text:p>
          </table:table-cell>
          <table:table-cell office:value-type="string">
            <text:p>=BE69=AV69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69=A70,C69+1,1)</text:p>
          </table:table-cell>
          <table:table-cell office:value-type="string">
            <text:p>O</text:p>
          </table:table-cell>
          <table:table-cell office:value-type="string">
            <text:p>3rd</text:p>
          </table:table-cell>
          <table:table-cell office:value-type="string">
            <text:p>21</text:p>
          </table:table-cell>
          <table:table-cell office:value-type="string">
            <text:p>r</text:p>
          </table:table-cell>
          <table:table-cell office:value-type="string">
            <text:p>=IF(E70="","",IF(K70="x","d",IF(K70="p","d",IF(AJ70="o","o",IF(E70="1st",AK70,IF(E70="2nd",AL70,AJ70))))))</text:p>
          </table:table-cell>
          <table:table-cell office:value-type="string">
            <text:p>=IF(C70=1,1,IF(E70="","",IF(I69="",I68+1,I69)))</text:p>
          </table:table-cell>
          <table:table-cell office:value-type="string">
            <text:p>=IF(E70="","",IF(E69="",1,1+J69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70="?",CONCAT(AQ70,"Q ",AR70,":",TEXT(AS70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70="t","o",IF(E71="1st","o","d"))</text:p>
          </table:table-cell>
          <table:table-cell office:value-type="string">
            <text:p>=IF((F70-F71)&lt;=1,"d",IF((F70-F71)&gt;F70/3,"o","d"))</text:p>
          </table:table-cell>
          <table:table-cell office:value-type="string">
            <text:p>=IF((F70-F71)&lt;=1,"d",IF((F70-F71)&gt;=F70/2,"o","d"))</text:p>
          </table:table-cell>
          <table:table-cell office:value-type="string"/>
          <table:table-cell office:value-type="string">
            <text:p>24</text:p>
          </table:table-cell>
          <table:table-cell office:value-type="string">
            <text:p>11</text:p>
          </table:table-cell>
          <table:table-cell office:value-type="string"/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1</text:p>
          </table:table-cell>
          <table:table-cell office:value-type="string"/>
          <table:table-cell office:value-type="string">
            <text:p>-1</text:p>
          </table:table-cell>
          <table:table-cell office:value-type="string">
            <text:p>Rush</text:p>
          </table:table-cell>
          <table:table-cell office:value-type="string">
            <text:p>TEAM run for a loss of 1 yard to the UTAH 18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70="","",IF(AT71="",AV70,AT70-AT71))</text:p>
          </table:table-cell>
          <table:table-cell office:value-type="string">
            <text:p>=BE70=AV70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UTH</text:p>
          </table:table-cell>
          <table:table-cell office:value-type="string">
            <text:p>=IF(A70=A71,C70+1,1)</text:p>
          </table:table-cell>
          <table:table-cell office:value-type="string">
            <text:p>O</text:p>
          </table:table-cell>
          <table:table-cell office:value-type="string">
            <text:p>?</text:p>
          </table:table-cell>
          <table:table-cell office:value-type="string">
            <text:p>21</text:p>
          </table:table-cell>
          <table:table-cell office:value-type="string">
            <text:p>?</text:p>
          </table:table-cell>
          <table:table-cell office:value-type="string">
            <text:p>=IF(E71="","",IF(K71="x","d",IF(K71="p","d",IF(AJ71="o","o",IF(E71="1st",AK71,IF(E71="2nd",AL71,AJ71))))))</text:p>
          </table:table-cell>
          <table:table-cell office:value-type="string">
            <text:p>=IF(C71=1,1,IF(E71="","",IF(I70="",I69+1,I70)))</text:p>
          </table:table-cell>
          <table:table-cell office:value-type="string">
            <text:p>=IF(E71="","",IF(E70="",1,1+J70))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G71="?",CONCAT(AQ71,"Q ",AR71,":",TEXT(AS71 ,"00")),"")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float" office:value="nan">
            <text:p>nan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=IF(K71="t","o",IF(E72="1st","o","d"))</text:p>
          </table:table-cell>
          <table:table-cell office:value-type="string">
            <text:p>=IF((F71-F72)&lt;=1,"d",IF((F71-F72)&gt;F71/3,"o","d"))</text:p>
          </table:table-cell>
          <table:table-cell office:value-type="string">
            <text:p>=IF((F71-F72)&lt;=1,"d",IF((F71-F72)&gt;=F71/2,"o","d"))</text:p>
          </table:table-cell>
          <table:table-cell office:value-type="string"/>
          <table:table-cell office:value-type="string">
            <text:p>24</text:p>
          </table:table-cell>
          <table:table-cell office:value-type="string">
            <text:p>11</text:p>
          </table:table-cell>
          <table:table-cell office:value-type="string"/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1</text:p>
          </table:table-cell>
          <table:table-cell office:value-type="string"/>
          <table:table-cell office:value-type="string">
            <text:p>0</text:p>
          </table:table-cell>
          <table:table-cell office:value-type="string">
            <text:p>End of Game</text:p>
          </table:table-cell>
          <table:table-cell office:value-type="string">
            <text:p>End of 4th Quarter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=IF(AT71="","",IF(AT72="",AV71,AT71-AT72))</text:p>
          </table:table-cell>
          <table:table-cell office:value-type="string">
            <text:p>=BE71=AV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